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e1" table:style-name="ta1">
        <table:shapes>
          <draw:frame draw:z-index="0" draw:style-name="gr1" draw:text-style-name="P1" svg:width="159.99mm" svg:height="89.99mm" svg:x="4.58mm" svg:y="101.94mm">
            <draw:object draw:notify-on-update-of-ranges="teste1.A2:teste1.A6 teste1.B1:teste1.B1 teste1.B2:teste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68.74mm" svg:y="1mm">
            <draw:object draw:notify-on-update-of-ranges="teste1.A2:teste1.A6 teste1.B1:teste1.B1 teste1.B2:teste1.B6 teste1.C1:teste1.C1 teste1.C2:teste1.C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egundos</text:p>
          </table:table-cell>
          <table:table-cell office:value-type="string" calcext:value-type="string">
            <text:p>sem pf</text:p>
          </table:table-cell>
          <table:table-cell office:value-type="string" calcext:value-type="string">
            <text:p>com pf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772185" calcext:value-type="float">
            <text:p>58772185</text:p>
          </table:table-cell>
          <table:table-cell office:value-type="float" office:value="70110695" calcext:value-type="float">
            <text:p>701106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336842" calcext:value-type="float">
            <text:p>51336842</text:p>
          </table:table-cell>
          <table:table-cell office:value-type="float" office:value="34217616" calcext:value-type="float">
            <text:p>342176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table table:name="teste3" table:style-name="ta1">
        <table:shapes>
          <draw:frame draw:z-index="0" draw:style-name="gr1" draw:text-style-name="P1" svg:width="159.99mm" svg:height="89.99mm" svg:x="72.65mm" svg:y="1mm">
            <draw:object draw:notify-on-update-of-ranges="teste3.A1:teste3.A1 teste3.A2:teste3.A92 teste3.B1:teste3.B1 teste3.B2:teste3.B92 teste3.C1:teste3.C1 teste3.C2:teste3.C9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sem pf</text:p>
          </table:table-cell>
          <table:table-cell office:value-type="string" calcext:value-type="string">
            <text:p>com pf e limite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772185" calcext:value-type="float">
            <text:p>58772185</text:p>
          </table:table-cell>
          <table:table-cell office:value-type="float" office:value="1178705" calcext:value-type="float">
            <text:p>11787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336842" calcext:value-type="float">
            <text:p>51336842</text:p>
          </table:table-cell>
          <table:table-cell office:value-type="float" office:value="1252936" calcext:value-type="float">
            <text:p>12529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6" calcext:value-type="float">
            <text:p>156</text:p>
          </table:table-cell>
          <table:table-cell office:value-type="float" office:value="1252468" calcext:value-type="float">
            <text:p>12524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52112" calcext:value-type="float">
            <text:p>12521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165856" calcext:value-type="float">
            <text:p>11658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251324" calcext:value-type="float">
            <text:p>12513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250448" calcext:value-type="float">
            <text:p>12504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1251792" calcext:value-type="float">
            <text:p>12517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1251072" calcext:value-type="float">
            <text:p>12510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137124" calcext:value-type="float">
            <text:p>11371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252156" calcext:value-type="float">
            <text:p>12521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251844" calcext:value-type="float">
            <text:p>12518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1250344" calcext:value-type="float">
            <text:p>12503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1251584" calcext:value-type="float">
            <text:p>12515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1250344" calcext:value-type="float">
            <text:p>12503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1134164" calcext:value-type="float">
            <text:p>11341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1251488" calcext:value-type="float">
            <text:p>125148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1252208" calcext:value-type="float">
            <text:p>125220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1252104" calcext:value-type="float">
            <text:p>12521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1250708" calcext:value-type="float">
            <text:p>125070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1108000" calcext:value-type="float">
            <text:p>11080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1251480" calcext:value-type="float">
            <text:p>125148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1249928" calcext:value-type="float">
            <text:p>124992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1251428" calcext:value-type="float">
            <text:p>125142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251428" calcext:value-type="float">
            <text:p>125142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1187716" calcext:value-type="float">
            <text:p>118771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1236532" calcext:value-type="float">
            <text:p>123653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1252052" calcext:value-type="float">
            <text:p>125205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1252624" calcext:value-type="float">
            <text:p>12526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1250760" calcext:value-type="float">
            <text:p>125076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1250344" calcext:value-type="float">
            <text:p>125034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1174508" calcext:value-type="float">
            <text:p>117450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1251384" calcext:value-type="float">
            <text:p>125138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1251844" calcext:value-type="float">
            <text:p>125184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1252000" calcext:value-type="float">
            <text:p>12520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1255416" calcext:value-type="float">
            <text:p>125541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1170580" calcext:value-type="float">
            <text:p>117058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1252780" calcext:value-type="float">
            <text:p>12527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1250812" calcext:value-type="float">
            <text:p>12508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1252260" calcext:value-type="float">
            <text:p>125226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1251896" calcext:value-type="float">
            <text:p>125189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1102352" calcext:value-type="float">
            <text:p>110235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1247916" calcext:value-type="float">
            <text:p>124791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1250656" calcext:value-type="float">
            <text:p>125065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1251272" calcext:value-type="float">
            <text:p>125127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1250708" calcext:value-type="float">
            <text:p>125070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1252572" calcext:value-type="float">
            <text:p>125257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1113204" calcext:value-type="float">
            <text:p>111320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1252052" calcext:value-type="float">
            <text:p>12520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1250448" calcext:value-type="float">
            <text:p>125044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1252312" calcext:value-type="float">
            <text:p>125231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1251280" calcext:value-type="float">
            <text:p>125128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1181080" calcext:value-type="float">
            <text:p>118108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1252104" calcext:value-type="float">
            <text:p>125210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1250604" calcext:value-type="float">
            <text:p>125060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1250552" calcext:value-type="float">
            <text:p>125055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float" office:value="1253552" calcext:value-type="float">
            <text:p>125355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1169352" calcext:value-type="float">
            <text:p>116935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float" office:value="1250396" calcext:value-type="float">
            <text:p>125039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1249616" calcext:value-type="float">
            <text:p>124961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1251844" calcext:value-type="float">
            <text:p>125184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1251072" calcext:value-type="float">
            <text:p>125107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1251688" calcext:value-type="float">
            <text:p>125168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1181704" calcext:value-type="float">
            <text:p>118170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1250188" calcext:value-type="float">
            <text:p>125018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float" office:value="1252416" calcext:value-type="float">
            <text:p>125241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float" office:value="1252312" calcext:value-type="float">
            <text:p>125231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1250500" calcext:value-type="float">
            <text:p>12505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float" office:value="1189100" calcext:value-type="float">
            <text:p>11891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1249876" calcext:value-type="float">
            <text:p>124987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float" office:value="1251532" calcext:value-type="float">
            <text:p>125153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1251228" calcext:value-type="float">
            <text:p>125122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1251792" calcext:value-type="float">
            <text:p>125179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1182028" calcext:value-type="float">
            <text:p>118202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1237104" calcext:value-type="float">
            <text:p>123710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1250396" calcext:value-type="float">
            <text:p>125039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1250604" calcext:value-type="float">
            <text:p>125060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float" office:value="1252624" calcext:value-type="float">
            <text:p>125262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1250968" calcext:value-type="float">
            <text:p>125096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1188696" calcext:value-type="float">
            <text:p>118869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1250812" calcext:value-type="float">
            <text:p>125081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float" office:value="1250708" calcext:value-type="float">
            <text:p>125070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float" office:value="1252052" calcext:value-type="float">
            <text:p>125205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float" office:value="1251072" calcext:value-type="float">
            <text:p>125107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float" office:value="1200788" calcext:value-type="float">
            <text:p>120078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float" office:value="1251280" calcext:value-type="float">
            <text:p>125128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float" office:value="1251948" calcext:value-type="float">
            <text:p>125194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float" office:value="1250968" calcext:value-type="float">
            <text:p>125096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float" office:value="1200578" calcext:value-type="float">
            <text:p>120057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float" office:value="0" calcext:value-type="float">
            <text:p>0</text:p>
          </table:table-cell>
        </table:table-row>
      </table:table>
      <table:table table:name="teste4" table:style-name="ta1">
        <table:shapes>
          <draw:frame draw:z-index="0" draw:style-name="gr1" draw:text-style-name="P1" svg:width="159.99mm" svg:height="89.99mm" svg:x="91.32mm" svg:y="1mm">
            <draw:object draw:notify-on-update-of-ranges="teste4.A1:teste4.A1 teste4.A2:teste4.A180 teste4.B1:teste4.B1 teste4.B2:teste4.B180 teste4.C1:teste4.C1 teste4.C2:teste4.C180 teste4.D1:teste4.D1 teste4.D2:teste4.D18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TCP/8081</text:p>
          </table:table-cell>
          <table:table-cell office:value-type="string" calcext:value-type="string">
            <text:p>TCP/8080</text:p>
          </table:table-cell>
          <table:table-cell office:value-type="string" calcext:value-type="string">
            <text:p>TCP/8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2805" calcext:value-type="float">
            <text:p>632805</text:p>
          </table:table-cell>
          <table:table-cell office:value-type="float" office:value="269729" calcext:value-type="float">
            <text:p>269729</text:p>
          </table:table-cell>
          <table:table-cell office:value-type="float" office:value="1238396" calcext:value-type="float">
            <text:p>12383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0212" calcext:value-type="float">
            <text:p>630212</text:p>
          </table:table-cell>
          <table:table-cell office:value-type="float" office:value="3124088" calcext:value-type="float">
            <text:p>3124088</text:p>
          </table:table-cell>
          <table:table-cell office:value-type="float" office:value="1258968" calcext:value-type="float">
            <text:p>12589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0160" calcext:value-type="float">
            <text:p>630160</text:p>
          </table:table-cell>
          <table:table-cell office:value-type="float" office:value="2665380" calcext:value-type="float">
            <text:p>2665380</text:p>
          </table:table-cell>
          <table:table-cell office:value-type="float" office:value="1180408" calcext:value-type="float">
            <text:p>11804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8608" calcext:value-type="float">
            <text:p>628608</text:p>
          </table:table-cell>
          <table:table-cell office:value-type="float" office:value="3703808" calcext:value-type="float">
            <text:p>3703808</text:p>
          </table:table-cell>
          <table:table-cell office:value-type="float" office:value="1259644" calcext:value-type="float">
            <text:p>12596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31764" calcext:value-type="float">
            <text:p>631764</text:p>
          </table:table-cell>
          <table:table-cell office:value-type="float" office:value="2480384" calcext:value-type="float">
            <text:p>2480384</text:p>
          </table:table-cell>
          <table:table-cell office:value-type="float" office:value="1257416" calcext:value-type="float">
            <text:p>12574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0904" calcext:value-type="float">
            <text:p>630904</text:p>
          </table:table-cell>
          <table:table-cell office:value-type="float" office:value="3766184" calcext:value-type="float">
            <text:p>3766184</text:p>
          </table:table-cell>
          <table:table-cell office:value-type="float" office:value="1259644" calcext:value-type="float">
            <text:p>12596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28140" calcext:value-type="float">
            <text:p>628140</text:p>
          </table:table-cell>
          <table:table-cell office:value-type="float" office:value="2424376" calcext:value-type="float">
            <text:p>2424376</text:p>
          </table:table-cell>
          <table:table-cell office:value-type="float" office:value="1183824" calcext:value-type="float">
            <text:p>11838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29848" calcext:value-type="float">
            <text:p>629848</text:p>
          </table:table-cell>
          <table:table-cell office:value-type="float" office:value="3403060" calcext:value-type="float">
            <text:p>3403060</text:p>
          </table:table-cell>
          <table:table-cell office:value-type="float" office:value="1258604" calcext:value-type="float">
            <text:p>12586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26900" calcext:value-type="float">
            <text:p>626900</text:p>
          </table:table-cell>
          <table:table-cell office:value-type="float" office:value="2970816" calcext:value-type="float">
            <text:p>2970816</text:p>
          </table:table-cell>
          <table:table-cell office:value-type="float" office:value="1257728" calcext:value-type="float">
            <text:p>12577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3004" calcext:value-type="float">
            <text:p>633004</text:p>
          </table:table-cell>
          <table:table-cell office:value-type="float" office:value="2840624" calcext:value-type="float">
            <text:p>2840624</text:p>
          </table:table-cell>
          <table:table-cell office:value-type="float" office:value="1212804" calcext:value-type="float">
            <text:p>12128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29848" calcext:value-type="float">
            <text:p>629848</text:p>
          </table:table-cell>
          <table:table-cell office:value-type="float" office:value="3389660" calcext:value-type="float">
            <text:p>3389660</text:p>
          </table:table-cell>
          <table:table-cell office:value-type="float" office:value="1258760" calcext:value-type="float">
            <text:p>125876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28884" calcext:value-type="float">
            <text:p>628884</text:p>
          </table:table-cell>
          <table:table-cell office:value-type="float" office:value="2415688" calcext:value-type="float">
            <text:p>2415688</text:p>
          </table:table-cell>
          <table:table-cell office:value-type="float" office:value="1257312" calcext:value-type="float">
            <text:p>12573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29952" calcext:value-type="float">
            <text:p>629952</text:p>
          </table:table-cell>
          <table:table-cell office:value-type="float" office:value="3659328" calcext:value-type="float">
            <text:p>3659328</text:p>
          </table:table-cell>
          <table:table-cell office:value-type="float" office:value="1259176" calcext:value-type="float">
            <text:p>12591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0056" calcext:value-type="float">
            <text:p>630056</text:p>
          </table:table-cell>
          <table:table-cell office:value-type="float" office:value="2401292" calcext:value-type="float">
            <text:p>2401292</text:p>
          </table:table-cell>
          <table:table-cell office:value-type="float" office:value="1223436" calcext:value-type="float">
            <text:p>12234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0056" calcext:value-type="float">
            <text:p>630056</text:p>
          </table:table-cell>
          <table:table-cell office:value-type="float" office:value="3750056" calcext:value-type="float">
            <text:p>3750056</text:p>
          </table:table-cell>
          <table:table-cell office:value-type="float" office:value="1259020" calcext:value-type="float">
            <text:p>125902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29900" calcext:value-type="float">
            <text:p>629900</text:p>
          </table:table-cell>
          <table:table-cell office:value-type="float" office:value="2374348" calcext:value-type="float">
            <text:p>2374348</text:p>
          </table:table-cell>
          <table:table-cell office:value-type="float" office:value="1258084" calcext:value-type="float">
            <text:p>12580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28140" calcext:value-type="float">
            <text:p>628140</text:p>
          </table:table-cell>
          <table:table-cell office:value-type="float" office:value="3490956" calcext:value-type="float">
            <text:p>3490956</text:p>
          </table:table-cell>
          <table:table-cell office:value-type="float" office:value="1149560" calcext:value-type="float">
            <text:p>114956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29848" calcext:value-type="float">
            <text:p>629848</text:p>
          </table:table-cell>
          <table:table-cell office:value-type="float" office:value="2885560" calcext:value-type="float">
            <text:p>2885560</text:p>
          </table:table-cell>
          <table:table-cell office:value-type="float" office:value="1257928" calcext:value-type="float">
            <text:p>125792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30308" calcext:value-type="float">
            <text:p>630308</text:p>
          </table:table-cell>
          <table:table-cell office:value-type="float" office:value="2892768" calcext:value-type="float">
            <text:p>2892768</text:p>
          </table:table-cell>
          <table:table-cell office:value-type="float" office:value="1256688" calcext:value-type="float">
            <text:p>12566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0108" calcext:value-type="float">
            <text:p>630108</text:p>
          </table:table-cell>
          <table:table-cell office:value-type="float" office:value="3364160" calcext:value-type="float">
            <text:p>3364160</text:p>
          </table:table-cell>
          <table:table-cell office:value-type="float" office:value="1259436" calcext:value-type="float">
            <text:p>125943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29744" calcext:value-type="float">
            <text:p>629744</text:p>
          </table:table-cell>
          <table:table-cell office:value-type="float" office:value="1815532" calcext:value-type="float">
            <text:p>1815532</text:p>
          </table:table-cell>
          <table:table-cell office:value-type="float" office:value="1204908" calcext:value-type="float">
            <text:p>120490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27828" calcext:value-type="float">
            <text:p>627828</text:p>
          </table:table-cell>
          <table:table-cell office:value-type="float" office:value="1110384" calcext:value-type="float">
            <text:p>1110384</text:p>
          </table:table-cell>
          <table:table-cell office:value-type="float" office:value="1257504" calcext:value-type="float">
            <text:p>12575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30108" calcext:value-type="float">
            <text:p>630108</text:p>
          </table:table-cell>
          <table:table-cell office:value-type="float" office:value="3757200" calcext:value-type="float">
            <text:p>3757200</text:p>
          </table:table-cell>
          <table:table-cell office:value-type="float" office:value="1258092" calcext:value-type="float">
            <text:p>125809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30004" calcext:value-type="float">
            <text:p>630004</text:p>
          </table:table-cell>
          <table:table-cell office:value-type="float" office:value="2462768" calcext:value-type="float">
            <text:p>2462768</text:p>
          </table:table-cell>
          <table:table-cell office:value-type="float" office:value="1258552" calcext:value-type="float">
            <text:p>125855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29952" calcext:value-type="float">
            <text:p>629952</text:p>
          </table:table-cell>
          <table:table-cell office:value-type="float" office:value="3549292" calcext:value-type="float">
            <text:p>3549292</text:p>
          </table:table-cell>
          <table:table-cell office:value-type="float" office:value="1148344" calcext:value-type="float">
            <text:p>114834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96336" calcext:value-type="float">
            <text:p>596336</text:p>
          </table:table-cell>
          <table:table-cell office:value-type="float" office:value="2701468" calcext:value-type="float">
            <text:p>2701468</text:p>
          </table:table-cell>
          <table:table-cell office:value-type="float" office:value="1258032" calcext:value-type="float">
            <text:p>125803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28348" calcext:value-type="float">
            <text:p>628348</text:p>
          </table:table-cell>
          <table:table-cell office:value-type="float" office:value="2983280" calcext:value-type="float">
            <text:p>2983280</text:p>
          </table:table-cell>
          <table:table-cell office:value-type="float" office:value="1257364" calcext:value-type="float">
            <text:p>125736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29536" calcext:value-type="float">
            <text:p>629536</text:p>
          </table:table-cell>
          <table:table-cell office:value-type="float" office:value="260296" calcext:value-type="float">
            <text:p>260296</text:p>
          </table:table-cell>
          <table:table-cell office:value-type="float" office:value="1255016" calcext:value-type="float">
            <text:p>125501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29692" calcext:value-type="float">
            <text:p>629692</text:p>
          </table:table-cell>
          <table:table-cell office:value-type="float" office:value="3429848" calcext:value-type="float">
            <text:p>3429848</text:p>
          </table:table-cell>
          <table:table-cell office:value-type="float" office:value="1151528" calcext:value-type="float">
            <text:p>11515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29744" calcext:value-type="float">
            <text:p>629744</text:p>
          </table:table-cell>
          <table:table-cell office:value-type="float" office:value="2707216" calcext:value-type="float">
            <text:p>2707216</text:p>
          </table:table-cell>
          <table:table-cell office:value-type="float" office:value="1256480" calcext:value-type="float">
            <text:p>125648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29900" calcext:value-type="float">
            <text:p>629900</text:p>
          </table:table-cell>
          <table:table-cell office:value-type="float" office:value="3678264" calcext:value-type="float">
            <text:p>3678264</text:p>
          </table:table-cell>
          <table:table-cell office:value-type="float" office:value="1259124" calcext:value-type="float">
            <text:p>125912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28692" calcext:value-type="float">
            <text:p>628692</text:p>
          </table:table-cell>
          <table:table-cell office:value-type="float" office:value="2505052" calcext:value-type="float">
            <text:p>2505052</text:p>
          </table:table-cell>
          <table:table-cell office:value-type="float" office:value="1207040" calcext:value-type="float">
            <text:p>120704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29952" calcext:value-type="float">
            <text:p>629952</text:p>
          </table:table-cell>
          <table:table-cell office:value-type="float" office:value="3765732" calcext:value-type="float">
            <text:p>3765732</text:p>
          </table:table-cell>
          <table:table-cell office:value-type="float" office:value="1259176" calcext:value-type="float">
            <text:p>125917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29900" calcext:value-type="float">
            <text:p>629900</text:p>
          </table:table-cell>
          <table:table-cell office:value-type="float" office:value="2360948" calcext:value-type="float">
            <text:p>2360948</text:p>
          </table:table-cell>
          <table:table-cell office:value-type="float" office:value="1256324" calcext:value-type="float">
            <text:p>125632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28608" calcext:value-type="float">
            <text:p>628608</text:p>
          </table:table-cell>
          <table:table-cell office:value-type="float" office:value="3542872" calcext:value-type="float">
            <text:p>3542872</text:p>
          </table:table-cell>
          <table:table-cell office:value-type="float" office:value="1258144" calcext:value-type="float">
            <text:p>125814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29952" calcext:value-type="float">
            <text:p>629952</text:p>
          </table:table-cell>
          <table:table-cell office:value-type="float" office:value="2869796" calcext:value-type="float">
            <text:p>2869796</text:p>
          </table:table-cell>
          <table:table-cell office:value-type="float" office:value="1209936" calcext:value-type="float">
            <text:p>12099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29848" calcext:value-type="float">
            <text:p>629848</text:p>
          </table:table-cell>
          <table:table-cell office:value-type="float" office:value="2970644" calcext:value-type="float">
            <text:p>2970644</text:p>
          </table:table-cell>
          <table:table-cell office:value-type="float" office:value="1258968" calcext:value-type="float">
            <text:p>125896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29952" calcext:value-type="float">
            <text:p>629952</text:p>
          </table:table-cell>
          <table:table-cell office:value-type="float" office:value="3466056" calcext:value-type="float">
            <text:p>3466056</text:p>
          </table:table-cell>
          <table:table-cell office:value-type="float" office:value="1259176" calcext:value-type="float">
            <text:p>125917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96232" calcext:value-type="float">
            <text:p>596232</text:p>
          </table:table-cell>
          <table:table-cell office:value-type="float" office:value="1834714" calcext:value-type="float">
            <text:p>1834714</text:p>
          </table:table-cell>
          <table:table-cell office:value-type="float" office:value="1185668" calcext:value-type="float">
            <text:p>118566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9328" calcext:value-type="float">
            <text:p>629328</text:p>
          </table:table-cell>
          <table:table-cell office:value-type="float" office:value="0" calcext:value-type="float">
            <text:p>0</text:p>
          </table:table-cell>
          <table:table-cell office:value-type="float" office:value="1252892" calcext:value-type="float">
            <text:p>125289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29536" calcext:value-type="float">
            <text:p>629536</text:p>
          </table:table-cell>
          <table:table-cell/>
          <table:table-cell office:value-type="float" office:value="1254496" calcext:value-type="float">
            <text:p>125449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29432" calcext:value-type="float">
            <text:p>629432</text:p>
          </table:table-cell>
          <table:table-cell/>
          <table:table-cell office:value-type="float" office:value="1251800" calcext:value-type="float">
            <text:p>12518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29536" calcext:value-type="float">
            <text:p>629536</text:p>
          </table:table-cell>
          <table:table-cell/>
          <table:table-cell office:value-type="float" office:value="1254236" calcext:value-type="float">
            <text:p>125423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26736" calcext:value-type="float">
            <text:p>626736</text:p>
          </table:table-cell>
          <table:table-cell/>
          <table:table-cell office:value-type="float" office:value="1115456" calcext:value-type="float">
            <text:p>111545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29172" calcext:value-type="float">
            <text:p>629172</text:p>
          </table:table-cell>
          <table:table-cell/>
          <table:table-cell office:value-type="float" office:value="1252892" calcext:value-type="float">
            <text:p>125289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22200" calcext:value-type="float">
            <text:p>622200</text:p>
          </table:table-cell>
          <table:table-cell/>
          <table:table-cell office:value-type="float" office:value="1254080" calcext:value-type="float">
            <text:p>125408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29640" calcext:value-type="float">
            <text:p>629640</text:p>
          </table:table-cell>
          <table:table-cell/>
          <table:table-cell office:value-type="float" office:value="1255432" calcext:value-type="float">
            <text:p>125543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29484" calcext:value-type="float">
            <text:p>629484</text:p>
          </table:table-cell>
          <table:table-cell/>
          <table:table-cell office:value-type="float" office:value="1254288" calcext:value-type="float">
            <text:p>125428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29328" calcext:value-type="float">
            <text:p>629328</text:p>
          </table:table-cell>
          <table:table-cell/>
          <table:table-cell office:value-type="float" office:value="1189420" calcext:value-type="float">
            <text:p>118942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28088" calcext:value-type="float">
            <text:p>628088</text:p>
          </table:table-cell>
          <table:table-cell/>
          <table:table-cell office:value-type="float" office:value="1254756" calcext:value-type="float">
            <text:p>125475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29328" calcext:value-type="float">
            <text:p>629328</text:p>
          </table:table-cell>
          <table:table-cell/>
          <table:table-cell office:value-type="float" office:value="1251592" calcext:value-type="float">
            <text:p>125159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29432" calcext:value-type="float">
            <text:p>629432</text:p>
          </table:table-cell>
          <table:table-cell/>
          <table:table-cell office:value-type="float" office:value="1253196" calcext:value-type="float">
            <text:p>125319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98804" calcext:value-type="float">
            <text:p>598804</text:p>
          </table:table-cell>
          <table:table-cell/>
          <table:table-cell office:value-type="float" office:value="1194080" calcext:value-type="float">
            <text:p>119408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29536" calcext:value-type="float">
            <text:p>629536</text:p>
          </table:table-cell>
          <table:table-cell/>
          <table:table-cell office:value-type="float" office:value="1253924" calcext:value-type="float">
            <text:p>125392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29588" calcext:value-type="float">
            <text:p>629588</text:p>
          </table:table-cell>
          <table:table-cell/>
          <table:table-cell office:value-type="float" office:value="1256516" calcext:value-type="float">
            <text:p>125651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29640" calcext:value-type="float">
            <text:p>629640</text:p>
          </table:table-cell>
          <table:table-cell/>
          <table:table-cell office:value-type="float" office:value="1251340" calcext:value-type="float">
            <text:p>125134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29588" calcext:value-type="float">
            <text:p>629588</text:p>
          </table:table-cell>
          <table:table-cell/>
          <table:table-cell office:value-type="float" office:value="1254860" calcext:value-type="float">
            <text:p>125486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27672" calcext:value-type="float">
            <text:p>627672</text:p>
          </table:table-cell>
          <table:table-cell/>
          <table:table-cell office:value-type="float" office:value="1139672" calcext:value-type="float">
            <text:p>113967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29380" calcext:value-type="float">
            <text:p>629380</text:p>
          </table:table-cell>
          <table:table-cell/>
          <table:table-cell office:value-type="float" office:value="1252684" calcext:value-type="float">
            <text:p>125268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01136" calcext:value-type="float">
            <text:p>601136</text:p>
          </table:table-cell>
          <table:table-cell/>
          <table:table-cell office:value-type="float" office:value="1254652" calcext:value-type="float">
            <text:p>125465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29588" calcext:value-type="float">
            <text:p>629588</text:p>
          </table:table-cell>
          <table:table-cell/>
          <table:table-cell office:value-type="float" office:value="1252424" calcext:value-type="float">
            <text:p>125242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29484" calcext:value-type="float">
            <text:p>629484</text:p>
          </table:table-cell>
          <table:table-cell/>
          <table:table-cell office:value-type="float" office:value="1207484" calcext:value-type="float">
            <text:p>120748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29432" calcext:value-type="float">
            <text:p>629432</text:p>
          </table:table-cell>
          <table:table-cell/>
          <table:table-cell office:value-type="float" office:value="1232508" calcext:value-type="float">
            <text:p>123250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29328" calcext:value-type="float">
            <text:p>629328</text:p>
          </table:table-cell>
          <table:table-cell/>
          <table:table-cell office:value-type="float" office:value="1251488" calcext:value-type="float">
            <text:p>125148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28244" calcext:value-type="float">
            <text:p>628244</text:p>
          </table:table-cell>
          <table:table-cell/>
          <table:table-cell office:value-type="float" office:value="1252528" calcext:value-type="float">
            <text:p>125252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29224" calcext:value-type="float">
            <text:p>629224</text:p>
          </table:table-cell>
          <table:table-cell/>
          <table:table-cell office:value-type="float" office:value="1253404" calcext:value-type="float">
            <text:p>125340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00420" calcext:value-type="float">
            <text:p>600420</text:p>
          </table:table-cell>
          <table:table-cell/>
          <table:table-cell office:value-type="float" office:value="1187768" calcext:value-type="float">
            <text:p>118776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28600" calcext:value-type="float">
            <text:p>628600</text:p>
          </table:table-cell>
          <table:table-cell/>
          <table:table-cell office:value-type="float" office:value="1252216" calcext:value-type="float">
            <text:p>125221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27984" calcext:value-type="float">
            <text:p>627984</text:p>
          </table:table-cell>
          <table:table-cell/>
          <table:table-cell office:value-type="float" office:value="1252736" calcext:value-type="float">
            <text:p>125273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29432" calcext:value-type="float">
            <text:p>629432</text:p>
          </table:table-cell>
          <table:table-cell/>
          <table:table-cell office:value-type="float" office:value="1253456" calcext:value-type="float">
            <text:p>125345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29224" calcext:value-type="float">
            <text:p>629224</text:p>
          </table:table-cell>
          <table:table-cell/>
          <table:table-cell office:value-type="float" office:value="1254028" calcext:value-type="float">
            <text:p>125402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28548" calcext:value-type="float">
            <text:p>628548</text:p>
          </table:table-cell>
          <table:table-cell/>
          <table:table-cell office:value-type="float" office:value="1126412" calcext:value-type="float">
            <text:p>112641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28444" calcext:value-type="float">
            <text:p>628444</text:p>
          </table:table-cell>
          <table:table-cell/>
          <table:table-cell office:value-type="float" office:value="1251800" calcext:value-type="float">
            <text:p>12518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27100" calcext:value-type="float">
            <text:p>627100</text:p>
          </table:table-cell>
          <table:table-cell/>
          <table:table-cell office:value-type="float" office:value="1253664" calcext:value-type="float">
            <text:p>125366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00628" calcext:value-type="float">
            <text:p>600628</text:p>
          </table:table-cell>
          <table:table-cell/>
          <table:table-cell office:value-type="float" office:value="1252216" calcext:value-type="float">
            <text:p>125221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29276" calcext:value-type="float">
            <text:p>629276</text:p>
          </table:table-cell>
          <table:table-cell/>
          <table:table-cell office:value-type="float" office:value="1255432" calcext:value-type="float">
            <text:p>125543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29744" calcext:value-type="float">
            <text:p>629744</text:p>
          </table:table-cell>
          <table:table-cell/>
          <table:table-cell office:value-type="float" office:value="1204224" calcext:value-type="float">
            <text:p>120422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27724" calcext:value-type="float">
            <text:p>627724</text:p>
          </table:table-cell>
          <table:table-cell/>
          <table:table-cell office:value-type="float" office:value="1253560" calcext:value-type="float">
            <text:p>125356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29484" calcext:value-type="float">
            <text:p>629484</text:p>
          </table:table-cell>
          <table:table-cell/>
          <table:table-cell office:value-type="float" office:value="1252632" calcext:value-type="float">
            <text:p>125263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29744" calcext:value-type="float">
            <text:p>629744</text:p>
          </table:table-cell>
          <table:table-cell/>
          <table:table-cell office:value-type="float" office:value="1253872" calcext:value-type="float">
            <text:p>125387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29172" calcext:value-type="float">
            <text:p>629172</text:p>
          </table:table-cell>
          <table:table-cell/>
          <table:table-cell office:value-type="float" office:value="1241964" calcext:value-type="float">
            <text:p>124196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00512" calcext:value-type="float">
            <text:p>600512</text:p>
          </table:table-cell>
          <table:table-cell/>
          <table:table-cell office:value-type="float" office:value="1204580" calcext:value-type="float">
            <text:p>120458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28548" calcext:value-type="float">
            <text:p>628548</text:p>
          </table:table-cell>
          <table:table-cell/>
          <table:table-cell office:value-type="float" office:value="1251800" calcext:value-type="float">
            <text:p>12518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27828" calcext:value-type="float">
            <text:p>627828</text:p>
          </table:table-cell>
          <table:table-cell/>
          <table:table-cell office:value-type="float" office:value="1254132" calcext:value-type="float">
            <text:p>125413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29172" calcext:value-type="float">
            <text:p>629172</text:p>
          </table:table-cell>
          <table:table-cell/>
          <table:table-cell office:value-type="float" office:value="1253456" calcext:value-type="float">
            <text:p>125345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29120" calcext:value-type="float">
            <text:p>629120</text:p>
          </table:table-cell>
          <table:table-cell/>
          <table:table-cell office:value-type="float" office:value="1176548" calcext:value-type="float">
            <text:p>117654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28964" calcext:value-type="float">
            <text:p>628964</text:p>
          </table:table-cell>
          <table:table-cell/>
          <table:table-cell office:value-type="float" office:value="1253456" calcext:value-type="float">
            <text:p>125345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29432" calcext:value-type="float">
            <text:p>629432</text:p>
          </table:table-cell>
          <table:table-cell/>
          <table:table-cell office:value-type="float" office:value="1252372" calcext:value-type="float">
            <text:p>125237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92960" calcext:value-type="float">
            <text:p>592960</text:p>
          </table:table-cell>
          <table:table-cell/>
          <table:table-cell office:value-type="float" office:value="1254132" calcext:value-type="float">
            <text:p>125413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26936" calcext:value-type="float">
            <text:p>626936</text:p>
          </table:table-cell>
          <table:table-cell/>
          <table:table-cell office:value-type="float" office:value="7338" calcext:value-type="float">
            <text:p>733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27040" calcext:value-type="float">
            <text:p>62704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26884" calcext:value-type="float">
            <text:p>626884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27664" calcext:value-type="float">
            <text:p>627664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24708" calcext:value-type="float">
            <text:p>624708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27560" calcext:value-type="float">
            <text:p>627560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27196" calcext:value-type="float">
            <text:p>627196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26676" calcext:value-type="float">
            <text:p>626676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26316" calcext:value-type="float">
            <text:p>626316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25332" calcext:value-type="float">
            <text:p>625332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27196" calcext:value-type="float">
            <text:p>627196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25896" calcext:value-type="float">
            <text:p>625896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26572" calcext:value-type="float">
            <text:p>626572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26364" calcext:value-type="float">
            <text:p>626364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25592" calcext:value-type="float">
            <text:p>625592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27508" calcext:value-type="float">
            <text:p>627508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28080" calcext:value-type="float">
            <text:p>628080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95432" calcext:value-type="float">
            <text:p>595432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26416" calcext:value-type="float">
            <text:p>626416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26312" calcext:value-type="float">
            <text:p>626312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27820" calcext:value-type="float">
            <text:p>627820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26936" calcext:value-type="float">
            <text:p>626936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27508" calcext:value-type="float">
            <text:p>627508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25800" calcext:value-type="float">
            <text:p>625800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26936" calcext:value-type="float">
            <text:p>626936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27872" calcext:value-type="float">
            <text:p>627872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25900" calcext:value-type="float">
            <text:p>625900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26832" calcext:value-type="float">
            <text:p>626832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25124" calcext:value-type="float">
            <text:p>625124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26676" calcext:value-type="float">
            <text:p>626676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26884" calcext:value-type="float">
            <text:p>626884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26468" calcext:value-type="float">
            <text:p>626468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26988" calcext:value-type="float">
            <text:p>626988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26728" calcext:value-type="float">
            <text:p>626728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26008" calcext:value-type="float">
            <text:p>626008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26728" calcext:value-type="float">
            <text:p>626728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96920" calcext:value-type="float">
            <text:p>596920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27196" calcext:value-type="float">
            <text:p>627196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27716" calcext:value-type="float">
            <text:p>627716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25748" calcext:value-type="float">
            <text:p>625748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26728" calcext:value-type="float">
            <text:p>626728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26156" calcext:value-type="float">
            <text:p>626156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27404" calcext:value-type="float">
            <text:p>627404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27144" calcext:value-type="float">
            <text:p>627144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25332" calcext:value-type="float">
            <text:p>625332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21608" calcext:value-type="float">
            <text:p>621608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27404" calcext:value-type="float">
            <text:p>627404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26832" calcext:value-type="float">
            <text:p>626832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25540" calcext:value-type="float">
            <text:p>625540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28080" calcext:value-type="float">
            <text:p>628080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27300" calcext:value-type="float">
            <text:p>627300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27248" calcext:value-type="float">
            <text:p>627248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26728" calcext:value-type="float">
            <text:p>626728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627248" calcext:value-type="float">
            <text:p>627248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94600" calcext:value-type="float">
            <text:p>594600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26780" calcext:value-type="float">
            <text:p>626780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27456" calcext:value-type="float">
            <text:p>627456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25124" calcext:value-type="float">
            <text:p>625124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26884" calcext:value-type="float">
            <text:p>626884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26156" calcext:value-type="float">
            <text:p>626156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27092" calcext:value-type="float">
            <text:p>627092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27196" calcext:value-type="float">
            <text:p>627196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25540" calcext:value-type="float">
            <text:p>625540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95588" calcext:value-type="float">
            <text:p>595588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26468" calcext:value-type="float">
            <text:p>626468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24396" calcext:value-type="float">
            <text:p>624396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27404" calcext:value-type="float">
            <text:p>627404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27456" calcext:value-type="float">
            <text:p>627456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27092" calcext:value-type="float">
            <text:p>627092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27196" calcext:value-type="float">
            <text:p>627196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25324" calcext:value-type="float">
            <text:p>625324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25332" calcext:value-type="float">
            <text:p>625332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27248" calcext:value-type="float">
            <text:p>627248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91036" calcext:value-type="float">
            <text:p>591036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24968" calcext:value-type="float">
            <text:p>624968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26208" calcext:value-type="float">
            <text:p>626208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27144" calcext:value-type="float">
            <text:p>627144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27404" calcext:value-type="float">
            <text:p>627404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27144" calcext:value-type="float">
            <text:p>627144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25852" calcext:value-type="float">
            <text:p>625852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26936" calcext:value-type="float">
            <text:p>626936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26728" calcext:value-type="float">
            <text:p>626728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94548" calcext:value-type="float">
            <text:p>594548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27508" calcext:value-type="float">
            <text:p>627508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27508" calcext:value-type="float">
            <text:p>627508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25020" calcext:value-type="float">
            <text:p>625020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27040" calcext:value-type="float">
            <text:p>627040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9687" calcext:value-type="float">
            <text:p>9687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table table:name="teste5" table:style-name="ta1">
        <table:shapes>
          <draw:frame draw:z-index="0" draw:style-name="gr1" draw:text-style-name="P1" svg:width="159.99mm" svg:height="89.99mm" svg:x="88.56mm" svg:y="15.87mm">
            <draw:object draw:notify-on-update-of-ranges="teste5.A1:teste5.A1 teste5.A2:teste5.A59 teste5.B1:teste5.B1 teste5.B2:teste5.B59 teste5.C1:teste5.C1 teste5.C2:teste5.C5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TCP/8081</text:p>
          </table:table-cell>
          <table:table-cell office:value-type="string" calcext:value-type="string">
            <text:p>TCP/808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71876" calcext:value-type="float">
            <text:p>2371876</text:p>
          </table:table-cell>
          <table:table-cell office:value-type="float" office:value="215629" calcext:value-type="float">
            <text:p>2156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25684" calcext:value-type="float">
            <text:p>4425684</text:p>
          </table:table-cell>
          <table:table-cell office:value-type="float" office:value="4656228" calcext:value-type="float">
            <text:p>46562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07729" calcext:value-type="float">
            <text:p>4907729</text:p>
          </table:table-cell>
          <table:table-cell office:value-type="float" office:value="4617084" calcext:value-type="float">
            <text:p>46170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77060" calcext:value-type="float">
            <text:p>1177060</text:p>
          </table:table-cell>
          <table:table-cell office:value-type="float" office:value="4183300" calcext:value-type="float">
            <text:p>41833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51124" calcext:value-type="float">
            <text:p>1951124</text:p>
          </table:table-cell>
          <table:table-cell office:value-type="float" office:value="5327136" calcext:value-type="float">
            <text:p>53271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79400" calcext:value-type="float">
            <text:p>1879400</text:p>
          </table:table-cell>
          <table:table-cell office:value-type="float" office:value="3309080" calcext:value-type="float">
            <text:p>33090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76472" calcext:value-type="float">
            <text:p>876472</text:p>
          </table:table-cell>
          <table:table-cell office:value-type="float" office:value="4266220" calcext:value-type="float">
            <text:p>42662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74456" calcext:value-type="float">
            <text:p>2774456</text:p>
          </table:table-cell>
          <table:table-cell office:value-type="float" office:value="4837080" calcext:value-type="float">
            <text:p>483708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59380" calcext:value-type="float">
            <text:p>1559380</text:p>
          </table:table-cell>
          <table:table-cell office:value-type="float" office:value="3622496" calcext:value-type="float">
            <text:p>36224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70340" calcext:value-type="float">
            <text:p>1670340</text:p>
          </table:table-cell>
          <table:table-cell office:value-type="float" office:value="5108340" calcext:value-type="float">
            <text:p>51083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58196" calcext:value-type="float">
            <text:p>2258196</text:p>
          </table:table-cell>
          <table:table-cell office:value-type="float" office:value="3741476" calcext:value-type="float">
            <text:p>374147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44616" calcext:value-type="float">
            <text:p>844616</text:p>
          </table:table-cell>
          <table:table-cell office:value-type="float" office:value="3925452" calcext:value-type="float">
            <text:p>39254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14536" calcext:value-type="float">
            <text:p>2714536</text:p>
          </table:table-cell>
          <table:table-cell office:value-type="float" office:value="5132640" calcext:value-type="float">
            <text:p>513264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15876" calcext:value-type="float">
            <text:p>1915876</text:p>
          </table:table-cell>
          <table:table-cell office:value-type="float" office:value="3417900" calcext:value-type="float">
            <text:p>34179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30700" calcext:value-type="float">
            <text:p>1330700</text:p>
          </table:table-cell>
          <table:table-cell office:value-type="float" office:value="4755572" calcext:value-type="float">
            <text:p>47555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28992" calcext:value-type="float">
            <text:p>2528992</text:p>
          </table:table-cell>
          <table:table-cell office:value-type="float" office:value="4201456" calcext:value-type="float">
            <text:p>420145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96184" calcext:value-type="float">
            <text:p>996184</text:p>
          </table:table-cell>
          <table:table-cell office:value-type="float" office:value="4167316" calcext:value-type="float">
            <text:p>41673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26032" calcext:value-type="float">
            <text:p>2326032</text:p>
          </table:table-cell>
          <table:table-cell office:value-type="float" office:value="5350572" calcext:value-type="float">
            <text:p>535057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0676" calcext:value-type="float">
            <text:p>1900676</text:p>
          </table:table-cell>
          <table:table-cell office:value-type="float" office:value="3391368" calcext:value-type="float">
            <text:p>33913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36268" calcext:value-type="float">
            <text:p>1036268</text:p>
          </table:table-cell>
          <table:table-cell office:value-type="float" office:value="3980004" calcext:value-type="float">
            <text:p>39800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752324" calcext:value-type="float">
            <text:p>2752324</text:p>
          </table:table-cell>
          <table:table-cell office:value-type="float" office:value="455356" calcext:value-type="float">
            <text:p>45535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24312" calcext:value-type="float">
            <text:p>1824312</text:p>
          </table:table-cell>
          <table:table-cell office:value-type="float" office:value="4655192" calcext:value-type="float">
            <text:p>465519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263084" calcext:value-type="float">
            <text:p>4263084</text:p>
          </table:table-cell>
          <table:table-cell office:value-type="float" office:value="3842428" calcext:value-type="float">
            <text:p>384242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20904" calcext:value-type="float">
            <text:p>1820904</text:p>
          </table:table-cell>
          <table:table-cell office:value-type="float" office:value="5303272" calcext:value-type="float">
            <text:p>530327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79936" calcext:value-type="float">
            <text:p>1879936</text:p>
          </table:table-cell>
          <table:table-cell office:value-type="float" office:value="3774824" calcext:value-type="float">
            <text:p>377482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91792" calcext:value-type="float">
            <text:p>891792</text:p>
          </table:table-cell>
          <table:table-cell office:value-type="float" office:value="3822680" calcext:value-type="float">
            <text:p>382268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499892" calcext:value-type="float">
            <text:p>2499892</text:p>
          </table:table-cell>
          <table:table-cell office:value-type="float" office:value="4832528" calcext:value-type="float">
            <text:p>48325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810876" calcext:value-type="float">
            <text:p>1810876</text:p>
          </table:table-cell>
          <table:table-cell office:value-type="float" office:value="856178" calcext:value-type="float">
            <text:p>85617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665420" calcext:value-type="float">
            <text:p>16654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124840" calcext:value-type="float">
            <text:p>412484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125136" calcext:value-type="float">
            <text:p>512513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663224" calcext:value-type="float">
            <text:p>3663224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778732" calcext:value-type="float">
            <text:p>4778732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747316" calcext:value-type="float">
            <text:p>5747316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505672" calcext:value-type="float">
            <text:p>3505672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857412" calcext:value-type="float">
            <text:p>3857412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112334" calcext:value-type="float">
            <text:p>3112334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516056" calcext:value-type="float">
            <text:p>4516056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686264" calcext:value-type="float">
            <text:p>2686264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581120" calcext:value-type="float">
            <text:p>458112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812172" calcext:value-type="float">
            <text:p>2812172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117752" calcext:value-type="float">
            <text:p>4117752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210320" calcext:value-type="float">
            <text:p>321032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986350" calcext:value-type="float">
            <text:p>398635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293896" calcext:value-type="float">
            <text:p>3293896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391332" calcext:value-type="float">
            <text:p>3391332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416496" calcext:value-type="float">
            <text:p>4416496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734324" calcext:value-type="float">
            <text:p>2734324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797944" calcext:value-type="float">
            <text:p>479794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139980" calcext:value-type="float">
            <text:p>213998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984280" calcext:value-type="float">
            <text:p>4984280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237380" calcext:value-type="float">
            <text:p>2237380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18908" calcext:value-type="float">
            <text:p>4518908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54364" calcext:value-type="float">
            <text:p>2554364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472028" calcext:value-type="float">
            <text:p>4472028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790748" calcext:value-type="float">
            <text:p>2790748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table table:name="teste 6" table:style-name="ta1">
        <table:shapes>
          <draw:frame draw:z-index="0" draw:style-name="gr1" draw:text-style-name="P1" svg:width="159.99mm" svg:height="89.99mm" svg:x="93.8mm" svg:y="77.24mm">
            <draw:object draw:notify-on-update-of-ranges="'teste 6'.A1:'teste 6'.A1 'teste 6'.A2:'teste 6'.A48 'teste 6'.B1:'teste 6'.B1 'teste 6'.B2:'teste 6'.B48 'teste 6'.C1:'teste 6'.C1 'teste 6'.C2:'teste 6'.C4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TCP/8081</text:p>
          </table:table-cell>
          <table:table-cell office:value-type="string" calcext:value-type="string">
            <text:p>TCP/808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19229" calcext:value-type="float">
            <text:p>2919229</text:p>
          </table:table-cell>
          <table:table-cell office:value-type="float" office:value="3236037" calcext:value-type="float">
            <text:p>32360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32760" calcext:value-type="float">
            <text:p>2832760</text:p>
          </table:table-cell>
          <table:table-cell office:value-type="float" office:value="3108088" calcext:value-type="float">
            <text:p>31080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48224" calcext:value-type="float">
            <text:p>2748224</text:p>
          </table:table-cell>
          <table:table-cell office:value-type="float" office:value="2517140" calcext:value-type="float">
            <text:p>25171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5624" calcext:value-type="float">
            <text:p>3005624</text:p>
          </table:table-cell>
          <table:table-cell office:value-type="float" office:value="3267984" calcext:value-type="float">
            <text:p>32679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40196" calcext:value-type="float">
            <text:p>2640196</text:p>
          </table:table-cell>
          <table:table-cell office:value-type="float" office:value="2673792" calcext:value-type="float">
            <text:p>26737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34816" calcext:value-type="float">
            <text:p>3334816</text:p>
          </table:table-cell>
          <table:table-cell office:value-type="float" office:value="3003196" calcext:value-type="float">
            <text:p>30031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15408" calcext:value-type="float">
            <text:p>2315408</text:p>
          </table:table-cell>
          <table:table-cell office:value-type="float" office:value="2983152" calcext:value-type="float">
            <text:p>29831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98224" calcext:value-type="float">
            <text:p>2798224</text:p>
          </table:table-cell>
          <table:table-cell office:value-type="float" office:value="2514928" calcext:value-type="float">
            <text:p>25149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70344" calcext:value-type="float">
            <text:p>2970344</text:p>
          </table:table-cell>
          <table:table-cell office:value-type="float" office:value="3308136" calcext:value-type="float">
            <text:p>33081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37552" calcext:value-type="float">
            <text:p>2837552</text:p>
          </table:table-cell>
          <table:table-cell office:value-type="float" office:value="2844640" calcext:value-type="float">
            <text:p>28446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52648" calcext:value-type="float">
            <text:p>1852648</text:p>
          </table:table-cell>
          <table:table-cell office:value-type="float" office:value="3971744" calcext:value-type="float">
            <text:p>39717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87252" calcext:value-type="float">
            <text:p>1587252</text:p>
          </table:table-cell>
          <table:table-cell office:value-type="float" office:value="4491232" calcext:value-type="float">
            <text:p>449123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19152" calcext:value-type="float">
            <text:p>819152</text:p>
          </table:table-cell>
          <table:table-cell office:value-type="float" office:value="3413036" calcext:value-type="float">
            <text:p>34130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1464" calcext:value-type="float">
            <text:p>291464</text:p>
          </table:table-cell>
          <table:table-cell office:value-type="float" office:value="4567628" calcext:value-type="float">
            <text:p>45676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04524" calcext:value-type="float">
            <text:p>2704524</text:p>
          </table:table-cell>
          <table:table-cell office:value-type="float" office:value="3208256" calcext:value-type="float">
            <text:p>32082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29592" calcext:value-type="float">
            <text:p>1029592</text:p>
          </table:table-cell>
          <table:table-cell office:value-type="float" office:value="5346848" calcext:value-type="float">
            <text:p>53468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69332" calcext:value-type="float">
            <text:p>1769332</text:p>
          </table:table-cell>
          <table:table-cell office:value-type="float" office:value="2705720" calcext:value-type="float">
            <text:p>270572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99124" calcext:value-type="float">
            <text:p>1299124</text:p>
          </table:table-cell>
          <table:table-cell office:value-type="float" office:value="4753972" calcext:value-type="float">
            <text:p>475397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69016" calcext:value-type="float">
            <text:p>1869016</text:p>
          </table:table-cell>
          <table:table-cell office:value-type="float" office:value="4288360" calcext:value-type="float">
            <text:p>42883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51444" calcext:value-type="float">
            <text:p>1951444</text:p>
          </table:table-cell>
          <table:table-cell office:value-type="float" office:value="3628012" calcext:value-type="float">
            <text:p>362801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43020" calcext:value-type="float">
            <text:p>1143020</text:p>
          </table:table-cell>
          <table:table-cell office:value-type="float" office:value="4623596" calcext:value-type="float">
            <text:p>462359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72764" calcext:value-type="float">
            <text:p>2372764</text:p>
          </table:table-cell>
          <table:table-cell office:value-type="float" office:value="3419124" calcext:value-type="float">
            <text:p>34191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37048" calcext:value-type="float">
            <text:p>1337048</text:p>
          </table:table-cell>
          <table:table-cell office:value-type="float" office:value="4905008" calcext:value-type="float">
            <text:p>490500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05760" calcext:value-type="float">
            <text:p>2105760</text:p>
          </table:table-cell>
          <table:table-cell office:value-type="float" office:value="3362232" calcext:value-type="float">
            <text:p>336223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49836" calcext:value-type="float">
            <text:p>1649836</text:p>
          </table:table-cell>
          <table:table-cell office:value-type="float" office:value="4092844" calcext:value-type="float">
            <text:p>409284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83500" calcext:value-type="float">
            <text:p>1783500</text:p>
          </table:table-cell>
          <table:table-cell office:value-type="float" office:value="4375412" calcext:value-type="float">
            <text:p>437541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37964" calcext:value-type="float">
            <text:p>2537964</text:p>
          </table:table-cell>
          <table:table-cell office:value-type="float" office:value="2553580" calcext:value-type="float">
            <text:p>255358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549260" calcext:value-type="float">
            <text:p>2549260</text:p>
          </table:table-cell>
          <table:table-cell office:value-type="float" office:value="1200272" calcext:value-type="float">
            <text:p>120027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42272" calcext:value-type="float">
            <text:p>942272</text:p>
          </table:table-cell>
          <table:table-cell office:value-type="float" office:value="5237804" calcext:value-type="float">
            <text:p>52378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13568" calcext:value-type="float">
            <text:p>2613568</text:p>
          </table:table-cell>
          <table:table-cell office:value-type="float" office:value="3323708" calcext:value-type="float">
            <text:p>332370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1588" calcext:value-type="float">
            <text:p>71588</text:p>
          </table:table-cell>
          <table:table-cell office:value-type="float" office:value="2932170" calcext:value-type="float">
            <text:p>293217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286572" calcext:value-type="float">
            <text:p>2286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442002" calcext:value-type="float">
            <text:p>4442002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438072" calcext:value-type="float">
            <text:p>2438072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2456" calcext:value-type="float">
            <text:p>4022456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175596" calcext:value-type="float">
            <text:p>3175596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163064" calcext:value-type="float">
            <text:p>3163064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346064" calcext:value-type="float">
            <text:p>4346064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941488" calcext:value-type="float">
            <text:p>2941488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562236" calcext:value-type="float">
            <text:p>4562236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73496" calcext:value-type="float">
            <text:p>2573496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228356" calcext:value-type="float">
            <text:p>5228356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50520" calcext:value-type="float">
            <text:p>205052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932916" calcext:value-type="float">
            <text:p>3932916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23236" calcext:value-type="float">
            <text:p>2023236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table table:name="teste6" table:style-name="ta1">
        <table:shapes>
          <draw:frame draw:z-index="0" draw:style-name="gr1" draw:text-style-name="P1" svg:width="159.99mm" svg:height="89.99mm" svg:x="68.74mm" svg:y="1mm">
            <draw:object draw:notify-on-update-of-ranges="teste6.A2:teste6.A46 teste6.B1:teste6.B1 teste6.B2:teste6.B46 teste6.C1:teste6.C1 teste6.C2:teste6.C4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TCP/8081</text:p>
          </table:table-cell>
          <table:table-cell office:value-type="string" calcext:value-type="string">
            <text:p>TCP/808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1709" calcext:value-type="float">
            <text:p>301709</text:p>
          </table:table-cell>
          <table:table-cell office:value-type="float" office:value="4727325" calcext:value-type="float">
            <text:p>47273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84996" calcext:value-type="float">
            <text:p>2584996</text:p>
          </table:table-cell>
          <table:table-cell office:value-type="float" office:value="3242320" calcext:value-type="float">
            <text:p>32423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56952" calcext:value-type="float">
            <text:p>3356952</text:p>
          </table:table-cell>
          <table:table-cell office:value-type="float" office:value="2923348" calcext:value-type="float">
            <text:p>29233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16924" calcext:value-type="float">
            <text:p>2816924</text:p>
          </table:table-cell>
          <table:table-cell office:value-type="float" office:value="3130440" calcext:value-type="float">
            <text:p>31304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06740" calcext:value-type="float">
            <text:p>2906740</text:p>
          </table:table-cell>
          <table:table-cell office:value-type="float" office:value="3258596" calcext:value-type="float">
            <text:p>32585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96308" calcext:value-type="float">
            <text:p>3396308</text:p>
          </table:table-cell>
          <table:table-cell office:value-type="float" office:value="2780868" calcext:value-type="float">
            <text:p>27808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18332" calcext:value-type="float">
            <text:p>2518332</text:p>
          </table:table-cell>
          <table:table-cell office:value-type="float" office:value="3515772" calcext:value-type="float">
            <text:p>35157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12224" calcext:value-type="float">
            <text:p>3512224</text:p>
          </table:table-cell>
          <table:table-cell office:value-type="float" office:value="2528684" calcext:value-type="float">
            <text:p>25286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95736" calcext:value-type="float">
            <text:p>2795736</text:p>
          </table:table-cell>
          <table:table-cell office:value-type="float" office:value="3026908" calcext:value-type="float">
            <text:p>30269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80620" calcext:value-type="float">
            <text:p>2580620</text:p>
          </table:table-cell>
          <table:table-cell office:value-type="float" office:value="3501420" calcext:value-type="float">
            <text:p>35014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80652" calcext:value-type="float">
            <text:p>3280652</text:p>
          </table:table-cell>
          <table:table-cell office:value-type="float" office:value="2562488" calcext:value-type="float">
            <text:p>25624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75756" calcext:value-type="float">
            <text:p>1375756</text:p>
          </table:table-cell>
          <table:table-cell office:value-type="float" office:value="3749752" calcext:value-type="float">
            <text:p>37497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69152" calcext:value-type="float">
            <text:p>1969152</text:p>
          </table:table-cell>
          <table:table-cell office:value-type="float" office:value="3791012" calcext:value-type="float">
            <text:p>37910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65800" calcext:value-type="float">
            <text:p>1865800</text:p>
          </table:table-cell>
          <table:table-cell office:value-type="float" office:value="4088340" calcext:value-type="float">
            <text:p>40883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11676" calcext:value-type="float">
            <text:p>1111676</text:p>
          </table:table-cell>
          <table:table-cell office:value-type="float" office:value="5232696" calcext:value-type="float">
            <text:p>52326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69864" calcext:value-type="float">
            <text:p>2069864</text:p>
          </table:table-cell>
          <table:table-cell office:value-type="float" office:value="2934704" calcext:value-type="float">
            <text:p>29347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09900" calcext:value-type="float">
            <text:p>809900</text:p>
          </table:table-cell>
          <table:table-cell office:value-type="float" office:value="5263152" calcext:value-type="float">
            <text:p>526315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77856" calcext:value-type="float">
            <text:p>2577856</text:p>
          </table:table-cell>
          <table:table-cell office:value-type="float" office:value="3376112" calcext:value-type="float">
            <text:p>33761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50448" calcext:value-type="float">
            <text:p>1750448</text:p>
          </table:table-cell>
          <table:table-cell office:value-type="float" office:value="4273876" calcext:value-type="float">
            <text:p>42738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64456" calcext:value-type="float">
            <text:p>1064456</text:p>
          </table:table-cell>
          <table:table-cell office:value-type="float" office:value="4399732" calcext:value-type="float">
            <text:p>439973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61652" calcext:value-type="float">
            <text:p>2261652</text:p>
          </table:table-cell>
          <table:table-cell office:value-type="float" office:value="3215380" calcext:value-type="float">
            <text:p>321538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73240" calcext:value-type="float">
            <text:p>1073240</text:p>
          </table:table-cell>
          <table:table-cell office:value-type="float" office:value="5244436" calcext:value-type="float">
            <text:p>524443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87612" calcext:value-type="float">
            <text:p>2487612</text:p>
          </table:table-cell>
          <table:table-cell office:value-type="float" office:value="3336700" calcext:value-type="float">
            <text:p>33367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39368" calcext:value-type="float">
            <text:p>939368</text:p>
          </table:table-cell>
          <table:table-cell office:value-type="float" office:value="4406960" calcext:value-type="float">
            <text:p>44069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15200" calcext:value-type="float">
            <text:p>2315200</text:p>
          </table:table-cell>
          <table:table-cell office:value-type="float" office:value="3658796" calcext:value-type="float">
            <text:p>365879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690648" calcext:value-type="float">
            <text:p>1690648</text:p>
          </table:table-cell>
          <table:table-cell office:value-type="float" office:value="4246852" calcext:value-type="float">
            <text:p>424685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30708" calcext:value-type="float">
            <text:p>1530708</text:p>
          </table:table-cell>
          <table:table-cell office:value-type="float" office:value="4395484" calcext:value-type="float">
            <text:p>439548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869676" calcext:value-type="float">
            <text:p>1869676</text:p>
          </table:table-cell>
          <table:table-cell office:value-type="float" office:value="3197756" calcext:value-type="float">
            <text:p>319775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54392" calcext:value-type="float">
            <text:p>1254392</text:p>
          </table:table-cell>
          <table:table-cell office:value-type="float" office:value="5056184" calcext:value-type="float">
            <text:p>505618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486484" calcext:value-type="float">
            <text:p>3486484</text:p>
          </table:table-cell>
          <table:table-cell office:value-type="float" office:value="801754" calcext:value-type="float">
            <text:p>80175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606582" calcext:value-type="float">
            <text:p>2606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971812" calcext:value-type="float">
            <text:p>497181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435144" calcext:value-type="float">
            <text:p>2435144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815752" calcext:value-type="float">
            <text:p>4815752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255900" calcext:value-type="float">
            <text:p>2255900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894904" calcext:value-type="float">
            <text:p>4894904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358220" calcext:value-type="float">
            <text:p>2358220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900584" calcext:value-type="float">
            <text:p>4900584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484176" calcext:value-type="float">
            <text:p>2484176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924836" calcext:value-type="float">
            <text:p>4924836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722052" calcext:value-type="float">
            <text:p>2722052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250948" calcext:value-type="float">
            <text:p>4250948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705676" calcext:value-type="float">
            <text:p>2705676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WenQuanYi Zen Hei" style:language-asian="zh" style:country-asian="CN" style:font-name-complex="Lohit Marath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Liberation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4">00/00/0000</text:date>, <text:time style:data-style-name="N2" text:time-value="01:43:06.54429897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31T14:33:06.839374693</meta:creation-date>
    <dc:date>2020-01-04T01:44:59.598253875</dc:date>
    <meta:editing-duration>PT18H12M39S</meta:editing-duration>
    <meta:editing-cycles>6</meta:editing-cycles>
    <meta:generator>LibreOffice/6.2.5.2$Linux_X86_64 LibreOffice_project/20$Build-2</meta:generator>
    <meta:document-statistic meta:table-count="6" meta:cell-count="1101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07cm" svg:y="0.316cm" chart:style-name="ch2">
          <text:p>Sem controle</text:p>
        </chart:title>
        <chart:legend chart:legend-position="end" svg:x="13.598cm" svg:y="4.201cm" style:legend-expansion="high" chart:style-name="ch3"/>
        <chart:plot-area chart:style-name="ch4" table:cell-range-address="teste1.A2:teste1.B6 teste1.B1:teste1.B1" chart:data-source-has-labels="both" svg:x="1.331cm" svg:y="1.275cm" svg:width="11.947cm" svg:height="6.564cm">
          <chartooo:coordinate-region svg:x="3.064cm" svg:y="1.474cm" svg:width="10.12cm" svg:height="5.718cm"/>
          <chart:axis chart:dimension="x" chart:name="primary-x" chart:style-name="ch5" chartooo:axis-type="auto">
            <chartooo:date-scale/>
            <chart:title svg:x="6.744cm" svg:y="8.019cm" chart:style-name="ch6">
              <text:p>Tempo</text:p>
            </chart:title>
            <chart:categories table:cell-range-address="teste1.A2:teste1.A6"/>
          </chart:axis>
          <chart:axis chart:dimension="y" chart:name="primary-y" chart:style-name="ch5">
            <chart:title svg:x="0.451cm" svg:y="5.686cm" chart:style-name="ch7">
              <text:p>Bytes/segundo</text:p>
            </chart:title>
            <chart:grid chart:style-name="ch8" chart:class="major"/>
          </chart:axis>
          <chart:series chart:style-name="ch9" chart:values-cell-range-address="teste1.B2:teste1.B6" chart:label-cell-address="teste1.B1:teste1.B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m pf</text:p>
                <draw:g>
                  <svg:desc>teste1.B1:teste1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teste1.A2:teste1.A6</svg:desc>
                </draw:g>
              </table:table-cell>
              <table:table-cell office:value-type="float" office:value="0">
                <text:p>0</text:p>
                <draw:g>
                  <svg:desc>teste1.B2:teste1.B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8772185">
                <text:p>5877218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1336842">
                <text:p>5133684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358cm" svg:y="0.316cm" chart:style-name="ch2">
          <text:p>Com controle de banda e com limite</text:p>
        </chart:title>
        <chart:legend chart:legend-position="end" svg:x="11.581cm" svg:y="3.952cm" style:legend-expansion="high" chart:style-name="ch3"/>
        <chart:plot-area chart:style-name="ch4" table:cell-range-address="teste3.A1:teste3.C92" chart:data-source-has-labels="both" svg:x="1.331cm" svg:y="1.275cm" svg:width="9.93cm" svg:height="6.564cm">
          <chartooo:coordinate-region svg:x="3.064cm" svg:y="1.474cm" svg:width="8.057cm" svg:height="5.573cm"/>
          <chart:axis chart:dimension="x" chart:name="primary-x" chart:style-name="ch5" chartooo:axis-type="auto">
            <chartooo:date-scale/>
            <chart:title svg:x="5.736cm" svg:y="8.019cm" chart:style-name="ch6">
              <text:p>Tempo</text:p>
            </chart:title>
            <chart:categories table:cell-range-address="teste3.A2:teste3.A92"/>
          </chart:axis>
          <chart:axis chart:dimension="y" chart:name="primary-y" chart:style-name="ch5">
            <chart:title svg:x="0.451cm" svg:y="5.686cm" chart:style-name="ch7">
              <text:p>Bytes/segundo</text:p>
            </chart:title>
            <chart:grid chart:style-name="ch8" chart:class="major"/>
          </chart:axis>
          <chart:series chart:style-name="ch9" chart:values-cell-range-address="teste3.B2:teste3.B92" chart:label-cell-address="teste3.B1:teste3.B1" chart:class="chart:line">
            <chart:data-point chart:repeated="91"/>
          </chart:series>
          <chart:series chart:style-name="ch10" chart:values-cell-range-address="teste3.C2:teste3.C92" chart:label-cell-address="teste3.C1:teste3.C1" chart:class="chart:line">
            <chart:data-point chart:repeated="9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m pf</text:p>
                <draw:g>
                  <svg:desc>teste3.B1:teste3.B1</svg:desc>
                </draw:g>
              </table:table-cell>
              <table:table-cell office:value-type="string">
                <text:p>com pf e limite</text:p>
                <draw:g>
                  <svg:desc>teste3.C1:teste3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teste3.A2:teste3.A92</svg:desc>
                </draw:g>
              </table:table-cell>
              <table:table-cell office:value-type="float" office:value="0">
                <text:p>0</text:p>
                <draw:g>
                  <svg:desc>teste3.B2:teste3.B92</svg:desc>
                </draw:g>
              </table:table-cell>
              <table:table-cell office:value-type="float" office:value="0">
                <text:p>0</text:p>
                <draw:g>
                  <svg:desc>teste3.C2:teste3.C9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8772185">
                <text:p>58772185</text:p>
              </table:table-cell>
              <table:table-cell office:value-type="float" office:value="1178705">
                <text:p>117870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1336842">
                <text:p>51336842</text:p>
              </table:table-cell>
              <table:table-cell office:value-type="float" office:value="1252936">
                <text:p>125293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56">
                <text:p>156</text:p>
              </table:table-cell>
              <table:table-cell office:value-type="float" office:value="1252468">
                <text:p>125246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252112">
                <text:p>125211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165856">
                <text:p>116585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251324">
                <text:p>125132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1250448">
                <text:p>125044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1251792">
                <text:p>125179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251072">
                <text:p>125107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137124">
                <text:p>113712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252156">
                <text:p>125215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251844">
                <text:p>125184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250344">
                <text:p>125034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251584">
                <text:p>125158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250344">
                <text:p>125034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1134164">
                <text:p>113416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1251488">
                <text:p>125148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252208">
                <text:p>125220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252104">
                <text:p>125210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1250708">
                <text:p>125070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1108000">
                <text:p>110800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1251480">
                <text:p>125148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1249928">
                <text:p>124992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1251428">
                <text:p>125142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1251428">
                <text:p>125142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1187716">
                <text:p>118771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1236532">
                <text:p>123653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1252052">
                <text:p>125205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1252624">
                <text:p>125262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1250760">
                <text:p>125076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1250344">
                <text:p>125034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1174508">
                <text:p>117450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1251384">
                <text:p>125138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1251844">
                <text:p>125184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1252000">
                <text:p>125200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1255416">
                <text:p>125541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1170580">
                <text:p>1170580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1252780">
                <text:p>1252780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1250812">
                <text:p>125081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1252260">
                <text:p>1252260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1251896">
                <text:p>1251896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1102352">
                <text:p>110235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1247916">
                <text:p>124791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1250656">
                <text:p>125065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1251272">
                <text:p>1251272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1250708">
                <text:p>1250708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1252572">
                <text:p>125257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1113204">
                <text:p>1113204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1252052">
                <text:p>125205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1250448">
                <text:p>1250448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1252312">
                <text:p>125231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1251280">
                <text:p>1251280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1181080">
                <text:p>1181080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1252104">
                <text:p>125210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1250604">
                <text:p>1250604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1250552">
                <text:p>1250552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1253552">
                <text:p>125355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1169352">
                <text:p>116935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1250396">
                <text:p>125039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1249616">
                <text:p>1249616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1251844">
                <text:p>1251844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1251072">
                <text:p>125107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1251688">
                <text:p>125168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1181704">
                <text:p>1181704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1250188">
                <text:p>1250188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1252416">
                <text:p>1252416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1252312">
                <text:p>1252312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1250500">
                <text:p>1250500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1189100">
                <text:p>118910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1249876">
                <text:p>1249876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1251532">
                <text:p>125153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1251228">
                <text:p>1251228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1251792">
                <text:p>1251792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1182028">
                <text:p>1182028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1237104">
                <text:p>1237104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1250396">
                <text:p>1250396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1250604">
                <text:p>1250604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1252624">
                <text:p>1252624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1250968">
                <text:p>125096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1188696">
                <text:p>1188696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1250812">
                <text:p>1250812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1250708">
                <text:p>1250708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1252052">
                <text:p>1252052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1251072">
                <text:p>1251072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1200788">
                <text:p>1200788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1251280">
                <text:p>1251280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1251948">
                <text:p>1251948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1250968">
                <text:p>1250968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1200578">
                <text:p>120057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21cm" svg:y="3.952cm" style:legend-expansion="high" chart:style-name="ch2"/>
        <chart:plot-area chart:style-name="ch3" table:cell-range-address="'teste 6'.A1:'teste 6'.C48" chart:data-source-has-labels="both" svg:x="0.32cm" svg:y="0.18cm" svg:width="12.481cm" svg:height="8.64cm">
          <chartooo:coordinate-region svg:x="1.867cm" svg:y="0.38cm" svg:width="10.934cm" svg:height="7.648cm"/>
          <chart:axis chart:dimension="x" chart:name="primary-x" chart:style-name="ch4" chartooo:axis-type="auto">
            <chartooo:date-scale/>
            <chart:categories table:cell-range-address="'teste 6'.A2:'teste 6'.A4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teste 6'.B2:'teste 6'.B48" chart:label-cell-address="'teste 6'.B1:'teste 6'.B1" chart:class="chart:line">
            <chart:data-point chart:repeated="47"/>
          </chart:series>
          <chart:series chart:style-name="ch7" chart:values-cell-range-address="'teste 6'.C2:'teste 6'.C48" chart:label-cell-address="'teste 6'.C1:'teste 6'.C1" chart:class="chart:line">
            <chart:data-point chart:repeated="4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CP/8081</text:p>
                <draw:g>
                  <svg:desc>'teste 6'.B1:'teste 6'.B1</svg:desc>
                </draw:g>
              </table:table-cell>
              <table:table-cell office:value-type="string">
                <text:p>TCP/8080</text:p>
                <draw:g>
                  <svg:desc>'teste 6'.C1:'teste 6'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teste 6'.A2:'teste 6'.A48</svg:desc>
                </draw:g>
              </table:table-cell>
              <table:table-cell office:value-type="float" office:value="0">
                <text:p>0</text:p>
                <draw:g>
                  <svg:desc>'teste 6'.B2:'teste 6'.B48</svg:desc>
                </draw:g>
              </table:table-cell>
              <table:table-cell office:value-type="float" office:value="0">
                <text:p>0</text:p>
                <draw:g>
                  <svg:desc>'teste 6'.C2:'teste 6'.C48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919229">
                <text:p>2919229</text:p>
              </table:table-cell>
              <table:table-cell office:value-type="float" office:value="3236037">
                <text:p>323603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832760">
                <text:p>2832760</text:p>
              </table:table-cell>
              <table:table-cell office:value-type="float" office:value="3108088">
                <text:p>310808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748224">
                <text:p>2748224</text:p>
              </table:table-cell>
              <table:table-cell office:value-type="float" office:value="2517140">
                <text:p>251714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005624">
                <text:p>3005624</text:p>
              </table:table-cell>
              <table:table-cell office:value-type="float" office:value="3267984">
                <text:p>326798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640196">
                <text:p>2640196</text:p>
              </table:table-cell>
              <table:table-cell office:value-type="float" office:value="2673792">
                <text:p>267379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334816">
                <text:p>3334816</text:p>
              </table:table-cell>
              <table:table-cell office:value-type="float" office:value="3003196">
                <text:p>300319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315408">
                <text:p>2315408</text:p>
              </table:table-cell>
              <table:table-cell office:value-type="float" office:value="2983152">
                <text:p>298315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798224">
                <text:p>2798224</text:p>
              </table:table-cell>
              <table:table-cell office:value-type="float" office:value="2514928">
                <text:p>251492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970344">
                <text:p>2970344</text:p>
              </table:table-cell>
              <table:table-cell office:value-type="float" office:value="3308136">
                <text:p>330813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837552">
                <text:p>2837552</text:p>
              </table:table-cell>
              <table:table-cell office:value-type="float" office:value="2844640">
                <text:p>284464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852648">
                <text:p>1852648</text:p>
              </table:table-cell>
              <table:table-cell office:value-type="float" office:value="3971744">
                <text:p>397174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587252">
                <text:p>1587252</text:p>
              </table:table-cell>
              <table:table-cell office:value-type="float" office:value="4491232">
                <text:p>449123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819152">
                <text:p>819152</text:p>
              </table:table-cell>
              <table:table-cell office:value-type="float" office:value="3413036">
                <text:p>341303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91464">
                <text:p>291464</text:p>
              </table:table-cell>
              <table:table-cell office:value-type="float" office:value="4567628">
                <text:p>456762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704524">
                <text:p>2704524</text:p>
              </table:table-cell>
              <table:table-cell office:value-type="float" office:value="3208256">
                <text:p>320825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029592">
                <text:p>1029592</text:p>
              </table:table-cell>
              <table:table-cell office:value-type="float" office:value="5346848">
                <text:p>534684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69332">
                <text:p>1769332</text:p>
              </table:table-cell>
              <table:table-cell office:value-type="float" office:value="2705720">
                <text:p>270572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299124">
                <text:p>1299124</text:p>
              </table:table-cell>
              <table:table-cell office:value-type="float" office:value="4753972">
                <text:p>475397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869016">
                <text:p>1869016</text:p>
              </table:table-cell>
              <table:table-cell office:value-type="float" office:value="4288360">
                <text:p>428836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951444">
                <text:p>1951444</text:p>
              </table:table-cell>
              <table:table-cell office:value-type="float" office:value="3628012">
                <text:p>362801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143020">
                <text:p>1143020</text:p>
              </table:table-cell>
              <table:table-cell office:value-type="float" office:value="4623596">
                <text:p>462359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372764">
                <text:p>2372764</text:p>
              </table:table-cell>
              <table:table-cell office:value-type="float" office:value="3419124">
                <text:p>341912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337048">
                <text:p>1337048</text:p>
              </table:table-cell>
              <table:table-cell office:value-type="float" office:value="4905008">
                <text:p>490500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105760">
                <text:p>2105760</text:p>
              </table:table-cell>
              <table:table-cell office:value-type="float" office:value="3362232">
                <text:p>336223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649836">
                <text:p>1649836</text:p>
              </table:table-cell>
              <table:table-cell office:value-type="float" office:value="4092844">
                <text:p>409284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783500">
                <text:p>1783500</text:p>
              </table:table-cell>
              <table:table-cell office:value-type="float" office:value="4375412">
                <text:p>437541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537964">
                <text:p>2537964</text:p>
              </table:table-cell>
              <table:table-cell office:value-type="float" office:value="2553580">
                <text:p>255358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549260">
                <text:p>2549260</text:p>
              </table:table-cell>
              <table:table-cell office:value-type="float" office:value="1200272">
                <text:p>120027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942272">
                <text:p>942272</text:p>
              </table:table-cell>
              <table:table-cell office:value-type="float" office:value="5237804">
                <text:p>523780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613568">
                <text:p>2613568</text:p>
              </table:table-cell>
              <table:table-cell office:value-type="float" office:value="3323708">
                <text:p>332370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71588">
                <text:p>71588</text:p>
              </table:table-cell>
              <table:table-cell office:value-type="float" office:value="2932170">
                <text:p>293217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286572">
                <text:p>2286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4442002">
                <text:p>4442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2438072">
                <text:p>2438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4022456">
                <text:p>4022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175596">
                <text:p>3175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163064">
                <text:p>3163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4346064">
                <text:p>4346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2941488">
                <text:p>2941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562236">
                <text:p>4562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2573496">
                <text:p>2573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5228356">
                <text:p>5228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2050520">
                <text:p>20505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3932916">
                <text:p>39329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2023236">
                <text:p>2023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967cm" svg:y="0.316cm" chart:style-name="ch2">
          <text:p>Sem e com controle de banda</text:p>
        </chart:title>
        <chart:legend chart:legend-position="end" svg:x="12.798cm" svg:y="3.952cm" style:legend-expansion="high" chart:style-name="ch3"/>
        <chart:plot-area chart:style-name="ch4" table:cell-range-address="teste1.A2:teste1.C6 teste1.B1:teste1.C1" chart:data-source-has-labels="both" svg:x="1.331cm" svg:y="1.275cm" svg:width="11.147cm" svg:height="6.564cm">
          <chartooo:coordinate-region svg:x="3.064cm" svg:y="1.474cm" svg:width="9.32cm" svg:height="5.718cm"/>
          <chart:axis chart:dimension="x" chart:name="primary-x" chart:style-name="ch5" chartooo:axis-type="auto">
            <chartooo:date-scale/>
            <chart:title svg:x="6.344cm" svg:y="8.019cm" chart:style-name="ch6">
              <text:p>Tempo</text:p>
            </chart:title>
            <chart:categories table:cell-range-address="teste1.A2:teste1.A6"/>
          </chart:axis>
          <chart:axis chart:dimension="y" chart:name="primary-y" chart:style-name="ch5">
            <chart:title svg:x="0.451cm" svg:y="5.712cm" chart:style-name="ch7">
              <text:p>Bytes/Segundo</text:p>
            </chart:title>
            <chart:grid chart:style-name="ch8" chart:class="major"/>
          </chart:axis>
          <chart:series chart:style-name="ch9" chart:values-cell-range-address="teste1.B2:teste1.B6" chart:label-cell-address="teste1.B1:teste1.B1" chart:class="chart:line">
            <chart:data-point chart:repeated="5"/>
          </chart:series>
          <chart:series chart:style-name="ch10" chart:values-cell-range-address="teste1.C2:teste1.C6" chart:label-cell-address="teste1.C1:teste1.C1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m pf</text:p>
                <draw:g>
                  <svg:desc>teste1.B1:teste1.B1</svg:desc>
                </draw:g>
              </table:table-cell>
              <table:table-cell office:value-type="string">
                <text:p>com pf</text:p>
                <draw:g>
                  <svg:desc>teste1.C1:teste1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teste1.A2:teste1.A6</svg:desc>
                </draw:g>
              </table:table-cell>
              <table:table-cell office:value-type="float" office:value="0">
                <text:p>0</text:p>
                <draw:g>
                  <svg:desc>teste1.B2:teste1.B6</svg:desc>
                </draw:g>
              </table:table-cell>
              <table:table-cell office:value-type="float" office:value="0">
                <text:p>0</text:p>
                <draw:g>
                  <svg:desc>teste1.C2:teste1.C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8772185">
                <text:p>58772185</text:p>
              </table:table-cell>
              <table:table-cell office:value-type="float" office:value="70110695">
                <text:p>7011069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1336842">
                <text:p>51336842</text:p>
              </table:table-cell>
              <table:table-cell office:value-type="float" office:value="34217616">
                <text:p>3421761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draw:stroke="dash" draw:stroke-dash="Ultrafine_20_2_20_Dots_20_3_20_Dashes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027cm" svg:y="0.316cm" chart:style-name="ch2">
          <text:p>Controle de banda com limites e regras</text:p>
        </chart:title>
        <chart:legend chart:legend-position="end" svg:x="12.321cm" svg:y="3.703cm" style:legend-expansion="high" chart:style-name="ch3"/>
        <chart:plot-area chart:style-name="ch4" table:cell-range-address="teste4.A1:teste4.D180" chart:data-source-has-labels="both" svg:x="1.331cm" svg:y="1.275cm" svg:width="10.67cm" svg:height="6.564cm">
          <chartooo:coordinate-region svg:x="2.878cm" svg:y="1.396cm" svg:width="9.085cm" svg:height="5.441cm"/>
          <chart:axis chart:dimension="x" chart:name="primary-x" chart:style-name="ch5" chartooo:axis-type="auto">
            <chartooo:date-scale/>
            <chart:title svg:x="6.106cm" svg:y="8.019cm" chart:style-name="ch6">
              <text:p>Tempo</text:p>
            </chart:title>
            <chart:categories table:cell-range-address="teste4.A2:teste4.A180"/>
          </chart:axis>
          <chart:axis chart:dimension="y" chart:name="primary-y" chart:style-name="ch5">
            <chart:title svg:x="0.451cm" svg:y="5.686cm" chart:style-name="ch7">
              <text:p>Bytes/segundo</text:p>
            </chart:title>
            <chart:grid chart:style-name="ch8" chart:class="major"/>
          </chart:axis>
          <chart:series chart:style-name="ch9" chart:values-cell-range-address="teste4.B2:teste4.B180" chart:label-cell-address="teste4.B1:teste4.B1" chart:class="chart:line">
            <chart:data-point chart:repeated="179"/>
          </chart:series>
          <chart:series chart:style-name="ch10" chart:values-cell-range-address="teste4.C2:teste4.C180" chart:label-cell-address="teste4.C1:teste4.C1" chart:class="chart:line">
            <chart:data-point chart:repeated="179"/>
          </chart:series>
          <chart:series chart:style-name="ch11" chart:values-cell-range-address="teste4.D2:teste4.D180" chart:label-cell-address="teste4.D1:teste4.D1" chart:class="chart:line">
            <chart:data-point chart:repeated="17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CP/8081</text:p>
                <draw:g>
                  <svg:desc>teste4.B1:teste4.B1</svg:desc>
                </draw:g>
              </table:table-cell>
              <table:table-cell office:value-type="string">
                <text:p>TCP/8080</text:p>
                <draw:g>
                  <svg:desc>teste4.C1:teste4.C1</svg:desc>
                </draw:g>
              </table:table-cell>
              <table:table-cell office:value-type="string">
                <text:p>TCP/80</text:p>
                <draw:g>
                  <svg:desc>teste4.D1:teste4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teste4.A2:teste4.A180</svg:desc>
                </draw:g>
              </table:table-cell>
              <table:table-cell office:value-type="float" office:value="0">
                <text:p>0</text:p>
                <draw:g>
                  <svg:desc>teste4.B2:teste4.B180</svg:desc>
                </draw:g>
              </table:table-cell>
              <table:table-cell office:value-type="float" office:value="0">
                <text:p>0</text:p>
                <draw:g>
                  <svg:desc>teste4.C2:teste4.C180</svg:desc>
                </draw:g>
              </table:table-cell>
              <table:table-cell office:value-type="float" office:value="0">
                <text:p>0</text:p>
                <draw:g>
                  <svg:desc>teste4.D2:teste4.D18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632805">
                <text:p>632805</text:p>
              </table:table-cell>
              <table:table-cell office:value-type="float" office:value="269729">
                <text:p>269729</text:p>
              </table:table-cell>
              <table:table-cell office:value-type="float" office:value="1238396">
                <text:p>123839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30212">
                <text:p>630212</text:p>
              </table:table-cell>
              <table:table-cell office:value-type="float" office:value="3124088">
                <text:p>3124088</text:p>
              </table:table-cell>
              <table:table-cell office:value-type="float" office:value="1258968">
                <text:p>125896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30160">
                <text:p>630160</text:p>
              </table:table-cell>
              <table:table-cell office:value-type="float" office:value="2665380">
                <text:p>2665380</text:p>
              </table:table-cell>
              <table:table-cell office:value-type="float" office:value="1180408">
                <text:p>118040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28608">
                <text:p>628608</text:p>
              </table:table-cell>
              <table:table-cell office:value-type="float" office:value="3703808">
                <text:p>3703808</text:p>
              </table:table-cell>
              <table:table-cell office:value-type="float" office:value="1259644">
                <text:p>125964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31764">
                <text:p>631764</text:p>
              </table:table-cell>
              <table:table-cell office:value-type="float" office:value="2480384">
                <text:p>2480384</text:p>
              </table:table-cell>
              <table:table-cell office:value-type="float" office:value="1257416">
                <text:p>125741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30904">
                <text:p>630904</text:p>
              </table:table-cell>
              <table:table-cell office:value-type="float" office:value="3766184">
                <text:p>3766184</text:p>
              </table:table-cell>
              <table:table-cell office:value-type="float" office:value="1259644">
                <text:p>125964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28140">
                <text:p>628140</text:p>
              </table:table-cell>
              <table:table-cell office:value-type="float" office:value="2424376">
                <text:p>2424376</text:p>
              </table:table-cell>
              <table:table-cell office:value-type="float" office:value="1183824">
                <text:p>118382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29848">
                <text:p>629848</text:p>
              </table:table-cell>
              <table:table-cell office:value-type="float" office:value="3403060">
                <text:p>3403060</text:p>
              </table:table-cell>
              <table:table-cell office:value-type="float" office:value="1258604">
                <text:p>125860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26900">
                <text:p>626900</text:p>
              </table:table-cell>
              <table:table-cell office:value-type="float" office:value="2970816">
                <text:p>2970816</text:p>
              </table:table-cell>
              <table:table-cell office:value-type="float" office:value="1257728">
                <text:p>125772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33004">
                <text:p>633004</text:p>
              </table:table-cell>
              <table:table-cell office:value-type="float" office:value="2840624">
                <text:p>2840624</text:p>
              </table:table-cell>
              <table:table-cell office:value-type="float" office:value="1212804">
                <text:p>121280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29848">
                <text:p>629848</text:p>
              </table:table-cell>
              <table:table-cell office:value-type="float" office:value="3389660">
                <text:p>3389660</text:p>
              </table:table-cell>
              <table:table-cell office:value-type="float" office:value="1258760">
                <text:p>125876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628884">
                <text:p>628884</text:p>
              </table:table-cell>
              <table:table-cell office:value-type="float" office:value="2415688">
                <text:p>2415688</text:p>
              </table:table-cell>
              <table:table-cell office:value-type="float" office:value="1257312">
                <text:p>125731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629952">
                <text:p>629952</text:p>
              </table:table-cell>
              <table:table-cell office:value-type="float" office:value="3659328">
                <text:p>3659328</text:p>
              </table:table-cell>
              <table:table-cell office:value-type="float" office:value="1259176">
                <text:p>125917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630056">
                <text:p>630056</text:p>
              </table:table-cell>
              <table:table-cell office:value-type="float" office:value="2401292">
                <text:p>2401292</text:p>
              </table:table-cell>
              <table:table-cell office:value-type="float" office:value="1223436">
                <text:p>122343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630056">
                <text:p>630056</text:p>
              </table:table-cell>
              <table:table-cell office:value-type="float" office:value="3750056">
                <text:p>3750056</text:p>
              </table:table-cell>
              <table:table-cell office:value-type="float" office:value="1259020">
                <text:p>125902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29900">
                <text:p>629900</text:p>
              </table:table-cell>
              <table:table-cell office:value-type="float" office:value="2374348">
                <text:p>2374348</text:p>
              </table:table-cell>
              <table:table-cell office:value-type="float" office:value="1258084">
                <text:p>125808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628140">
                <text:p>628140</text:p>
              </table:table-cell>
              <table:table-cell office:value-type="float" office:value="3490956">
                <text:p>3490956</text:p>
              </table:table-cell>
              <table:table-cell office:value-type="float" office:value="1149560">
                <text:p>114956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629848">
                <text:p>629848</text:p>
              </table:table-cell>
              <table:table-cell office:value-type="float" office:value="2885560">
                <text:p>2885560</text:p>
              </table:table-cell>
              <table:table-cell office:value-type="float" office:value="1257928">
                <text:p>125792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630308">
                <text:p>630308</text:p>
              </table:table-cell>
              <table:table-cell office:value-type="float" office:value="2892768">
                <text:p>2892768</text:p>
              </table:table-cell>
              <table:table-cell office:value-type="float" office:value="1256688">
                <text:p>125668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30108">
                <text:p>630108</text:p>
              </table:table-cell>
              <table:table-cell office:value-type="float" office:value="3364160">
                <text:p>3364160</text:p>
              </table:table-cell>
              <table:table-cell office:value-type="float" office:value="1259436">
                <text:p>125943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629744">
                <text:p>629744</text:p>
              </table:table-cell>
              <table:table-cell office:value-type="float" office:value="1815532">
                <text:p>1815532</text:p>
              </table:table-cell>
              <table:table-cell office:value-type="float" office:value="1204908">
                <text:p>120490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627828">
                <text:p>627828</text:p>
              </table:table-cell>
              <table:table-cell office:value-type="float" office:value="1110384">
                <text:p>1110384</text:p>
              </table:table-cell>
              <table:table-cell office:value-type="float" office:value="1257504">
                <text:p>125750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630108">
                <text:p>630108</text:p>
              </table:table-cell>
              <table:table-cell office:value-type="float" office:value="3757200">
                <text:p>3757200</text:p>
              </table:table-cell>
              <table:table-cell office:value-type="float" office:value="1258092">
                <text:p>125809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630004">
                <text:p>630004</text:p>
              </table:table-cell>
              <table:table-cell office:value-type="float" office:value="2462768">
                <text:p>2462768</text:p>
              </table:table-cell>
              <table:table-cell office:value-type="float" office:value="1258552">
                <text:p>125855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629952">
                <text:p>629952</text:p>
              </table:table-cell>
              <table:table-cell office:value-type="float" office:value="3549292">
                <text:p>3549292</text:p>
              </table:table-cell>
              <table:table-cell office:value-type="float" office:value="1148344">
                <text:p>114834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596336">
                <text:p>596336</text:p>
              </table:table-cell>
              <table:table-cell office:value-type="float" office:value="2701468">
                <text:p>2701468</text:p>
              </table:table-cell>
              <table:table-cell office:value-type="float" office:value="1258032">
                <text:p>125803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628348">
                <text:p>628348</text:p>
              </table:table-cell>
              <table:table-cell office:value-type="float" office:value="2983280">
                <text:p>2983280</text:p>
              </table:table-cell>
              <table:table-cell office:value-type="float" office:value="1257364">
                <text:p>125736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629536">
                <text:p>629536</text:p>
              </table:table-cell>
              <table:table-cell office:value-type="float" office:value="260296">
                <text:p>260296</text:p>
              </table:table-cell>
              <table:table-cell office:value-type="float" office:value="1255016">
                <text:p>125501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629692">
                <text:p>629692</text:p>
              </table:table-cell>
              <table:table-cell office:value-type="float" office:value="3429848">
                <text:p>3429848</text:p>
              </table:table-cell>
              <table:table-cell office:value-type="float" office:value="1151528">
                <text:p>115152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29744">
                <text:p>629744</text:p>
              </table:table-cell>
              <table:table-cell office:value-type="float" office:value="2707216">
                <text:p>2707216</text:p>
              </table:table-cell>
              <table:table-cell office:value-type="float" office:value="1256480">
                <text:p>125648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629900">
                <text:p>629900</text:p>
              </table:table-cell>
              <table:table-cell office:value-type="float" office:value="3678264">
                <text:p>3678264</text:p>
              </table:table-cell>
              <table:table-cell office:value-type="float" office:value="1259124">
                <text:p>125912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628692">
                <text:p>628692</text:p>
              </table:table-cell>
              <table:table-cell office:value-type="float" office:value="2505052">
                <text:p>2505052</text:p>
              </table:table-cell>
              <table:table-cell office:value-type="float" office:value="1207040">
                <text:p>120704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629952">
                <text:p>629952</text:p>
              </table:table-cell>
              <table:table-cell office:value-type="float" office:value="3765732">
                <text:p>3765732</text:p>
              </table:table-cell>
              <table:table-cell office:value-type="float" office:value="1259176">
                <text:p>125917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629900">
                <text:p>629900</text:p>
              </table:table-cell>
              <table:table-cell office:value-type="float" office:value="2360948">
                <text:p>2360948</text:p>
              </table:table-cell>
              <table:table-cell office:value-type="float" office:value="1256324">
                <text:p>125632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628608">
                <text:p>628608</text:p>
              </table:table-cell>
              <table:table-cell office:value-type="float" office:value="3542872">
                <text:p>3542872</text:p>
              </table:table-cell>
              <table:table-cell office:value-type="float" office:value="1258144">
                <text:p>125814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629952">
                <text:p>629952</text:p>
              </table:table-cell>
              <table:table-cell office:value-type="float" office:value="2869796">
                <text:p>2869796</text:p>
              </table:table-cell>
              <table:table-cell office:value-type="float" office:value="1209936">
                <text:p>120993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629848">
                <text:p>629848</text:p>
              </table:table-cell>
              <table:table-cell office:value-type="float" office:value="2970644">
                <text:p>2970644</text:p>
              </table:table-cell>
              <table:table-cell office:value-type="float" office:value="1258968">
                <text:p>1258968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629952">
                <text:p>629952</text:p>
              </table:table-cell>
              <table:table-cell office:value-type="float" office:value="3466056">
                <text:p>3466056</text:p>
              </table:table-cell>
              <table:table-cell office:value-type="float" office:value="1259176">
                <text:p>125917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596232">
                <text:p>596232</text:p>
              </table:table-cell>
              <table:table-cell office:value-type="float" office:value="1834714">
                <text:p>1834714</text:p>
              </table:table-cell>
              <table:table-cell office:value-type="float" office:value="1185668">
                <text:p>118566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29328">
                <text:p>629328</text:p>
              </table:table-cell>
              <table:table-cell office:value-type="float" office:value="0">
                <text:p>0</text:p>
              </table:table-cell>
              <table:table-cell office:value-type="float" office:value="1252892">
                <text:p>125289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629536">
                <text:p>629536</text:p>
              </table:table-cell>
              <table:table-cell office:value-type="float" office:value="NaN">
                <text:p>NaN</text:p>
              </table:table-cell>
              <table:table-cell office:value-type="float" office:value="1254496">
                <text:p>1254496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629432">
                <text:p>629432</text:p>
              </table:table-cell>
              <table:table-cell office:value-type="float" office:value="NaN">
                <text:p>NaN</text:p>
              </table:table-cell>
              <table:table-cell office:value-type="float" office:value="1251800">
                <text:p>1251800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629536">
                <text:p>629536</text:p>
              </table:table-cell>
              <table:table-cell office:value-type="float" office:value="NaN">
                <text:p>NaN</text:p>
              </table:table-cell>
              <table:table-cell office:value-type="float" office:value="1254236">
                <text:p>125423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626736">
                <text:p>626736</text:p>
              </table:table-cell>
              <table:table-cell office:value-type="float" office:value="NaN">
                <text:p>NaN</text:p>
              </table:table-cell>
              <table:table-cell office:value-type="float" office:value="1115456">
                <text:p>111545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629172">
                <text:p>629172</text:p>
              </table:table-cell>
              <table:table-cell office:value-type="float" office:value="NaN">
                <text:p>NaN</text:p>
              </table:table-cell>
              <table:table-cell office:value-type="float" office:value="1252892">
                <text:p>1252892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622200">
                <text:p>622200</text:p>
              </table:table-cell>
              <table:table-cell office:value-type="float" office:value="NaN">
                <text:p>NaN</text:p>
              </table:table-cell>
              <table:table-cell office:value-type="float" office:value="1254080">
                <text:p>1254080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629640">
                <text:p>629640</text:p>
              </table:table-cell>
              <table:table-cell office:value-type="float" office:value="NaN">
                <text:p>NaN</text:p>
              </table:table-cell>
              <table:table-cell office:value-type="float" office:value="1255432">
                <text:p>125543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629484">
                <text:p>629484</text:p>
              </table:table-cell>
              <table:table-cell office:value-type="float" office:value="NaN">
                <text:p>NaN</text:p>
              </table:table-cell>
              <table:table-cell office:value-type="float" office:value="1254288">
                <text:p>1254288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629328">
                <text:p>629328</text:p>
              </table:table-cell>
              <table:table-cell office:value-type="float" office:value="NaN">
                <text:p>NaN</text:p>
              </table:table-cell>
              <table:table-cell office:value-type="float" office:value="1189420">
                <text:p>118942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28088">
                <text:p>628088</text:p>
              </table:table-cell>
              <table:table-cell office:value-type="float" office:value="NaN">
                <text:p>NaN</text:p>
              </table:table-cell>
              <table:table-cell office:value-type="float" office:value="1254756">
                <text:p>1254756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629328">
                <text:p>629328</text:p>
              </table:table-cell>
              <table:table-cell office:value-type="float" office:value="NaN">
                <text:p>NaN</text:p>
              </table:table-cell>
              <table:table-cell office:value-type="float" office:value="1251592">
                <text:p>125159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629432">
                <text:p>629432</text:p>
              </table:table-cell>
              <table:table-cell office:value-type="float" office:value="NaN">
                <text:p>NaN</text:p>
              </table:table-cell>
              <table:table-cell office:value-type="float" office:value="1253196">
                <text:p>1253196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598804">
                <text:p>598804</text:p>
              </table:table-cell>
              <table:table-cell office:value-type="float" office:value="NaN">
                <text:p>NaN</text:p>
              </table:table-cell>
              <table:table-cell office:value-type="float" office:value="1194080">
                <text:p>1194080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629536">
                <text:p>629536</text:p>
              </table:table-cell>
              <table:table-cell office:value-type="float" office:value="NaN">
                <text:p>NaN</text:p>
              </table:table-cell>
              <table:table-cell office:value-type="float" office:value="1253924">
                <text:p>125392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629588">
                <text:p>629588</text:p>
              </table:table-cell>
              <table:table-cell office:value-type="float" office:value="NaN">
                <text:p>NaN</text:p>
              </table:table-cell>
              <table:table-cell office:value-type="float" office:value="1256516">
                <text:p>1256516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629640">
                <text:p>629640</text:p>
              </table:table-cell>
              <table:table-cell office:value-type="float" office:value="NaN">
                <text:p>NaN</text:p>
              </table:table-cell>
              <table:table-cell office:value-type="float" office:value="1251340">
                <text:p>1251340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629588">
                <text:p>629588</text:p>
              </table:table-cell>
              <table:table-cell office:value-type="float" office:value="NaN">
                <text:p>NaN</text:p>
              </table:table-cell>
              <table:table-cell office:value-type="float" office:value="1254860">
                <text:p>1254860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627672">
                <text:p>627672</text:p>
              </table:table-cell>
              <table:table-cell office:value-type="float" office:value="NaN">
                <text:p>NaN</text:p>
              </table:table-cell>
              <table:table-cell office:value-type="float" office:value="1139672">
                <text:p>113967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629380">
                <text:p>629380</text:p>
              </table:table-cell>
              <table:table-cell office:value-type="float" office:value="NaN">
                <text:p>NaN</text:p>
              </table:table-cell>
              <table:table-cell office:value-type="float" office:value="1252684">
                <text:p>125268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1136">
                <text:p>601136</text:p>
              </table:table-cell>
              <table:table-cell office:value-type="float" office:value="NaN">
                <text:p>NaN</text:p>
              </table:table-cell>
              <table:table-cell office:value-type="float" office:value="1254652">
                <text:p>1254652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629588">
                <text:p>629588</text:p>
              </table:table-cell>
              <table:table-cell office:value-type="float" office:value="NaN">
                <text:p>NaN</text:p>
              </table:table-cell>
              <table:table-cell office:value-type="float" office:value="1252424">
                <text:p>1252424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629484">
                <text:p>629484</text:p>
              </table:table-cell>
              <table:table-cell office:value-type="float" office:value="NaN">
                <text:p>NaN</text:p>
              </table:table-cell>
              <table:table-cell office:value-type="float" office:value="1207484">
                <text:p>1207484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629432">
                <text:p>629432</text:p>
              </table:table-cell>
              <table:table-cell office:value-type="float" office:value="NaN">
                <text:p>NaN</text:p>
              </table:table-cell>
              <table:table-cell office:value-type="float" office:value="1232508">
                <text:p>123250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29328">
                <text:p>629328</text:p>
              </table:table-cell>
              <table:table-cell office:value-type="float" office:value="NaN">
                <text:p>NaN</text:p>
              </table:table-cell>
              <table:table-cell office:value-type="float" office:value="1251488">
                <text:p>1251488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28244">
                <text:p>628244</text:p>
              </table:table-cell>
              <table:table-cell office:value-type="float" office:value="NaN">
                <text:p>NaN</text:p>
              </table:table-cell>
              <table:table-cell office:value-type="float" office:value="1252528">
                <text:p>1252528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629224">
                <text:p>629224</text:p>
              </table:table-cell>
              <table:table-cell office:value-type="float" office:value="NaN">
                <text:p>NaN</text:p>
              </table:table-cell>
              <table:table-cell office:value-type="float" office:value="1253404">
                <text:p>1253404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600420">
                <text:p>600420</text:p>
              </table:table-cell>
              <table:table-cell office:value-type="float" office:value="NaN">
                <text:p>NaN</text:p>
              </table:table-cell>
              <table:table-cell office:value-type="float" office:value="1187768">
                <text:p>118776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628600">
                <text:p>628600</text:p>
              </table:table-cell>
              <table:table-cell office:value-type="float" office:value="NaN">
                <text:p>NaN</text:p>
              </table:table-cell>
              <table:table-cell office:value-type="float" office:value="1252216">
                <text:p>1252216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627984">
                <text:p>627984</text:p>
              </table:table-cell>
              <table:table-cell office:value-type="float" office:value="NaN">
                <text:p>NaN</text:p>
              </table:table-cell>
              <table:table-cell office:value-type="float" office:value="1252736">
                <text:p>125273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629432">
                <text:p>629432</text:p>
              </table:table-cell>
              <table:table-cell office:value-type="float" office:value="NaN">
                <text:p>NaN</text:p>
              </table:table-cell>
              <table:table-cell office:value-type="float" office:value="1253456">
                <text:p>1253456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629224">
                <text:p>629224</text:p>
              </table:table-cell>
              <table:table-cell office:value-type="float" office:value="NaN">
                <text:p>NaN</text:p>
              </table:table-cell>
              <table:table-cell office:value-type="float" office:value="1254028">
                <text:p>1254028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628548">
                <text:p>628548</text:p>
              </table:table-cell>
              <table:table-cell office:value-type="float" office:value="NaN">
                <text:p>NaN</text:p>
              </table:table-cell>
              <table:table-cell office:value-type="float" office:value="1126412">
                <text:p>1126412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628444">
                <text:p>628444</text:p>
              </table:table-cell>
              <table:table-cell office:value-type="float" office:value="NaN">
                <text:p>NaN</text:p>
              </table:table-cell>
              <table:table-cell office:value-type="float" office:value="1251800">
                <text:p>1251800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627100">
                <text:p>627100</text:p>
              </table:table-cell>
              <table:table-cell office:value-type="float" office:value="NaN">
                <text:p>NaN</text:p>
              </table:table-cell>
              <table:table-cell office:value-type="float" office:value="1253664">
                <text:p>125366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600628">
                <text:p>600628</text:p>
              </table:table-cell>
              <table:table-cell office:value-type="float" office:value="NaN">
                <text:p>NaN</text:p>
              </table:table-cell>
              <table:table-cell office:value-type="float" office:value="1252216">
                <text:p>1252216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629276">
                <text:p>629276</text:p>
              </table:table-cell>
              <table:table-cell office:value-type="float" office:value="NaN">
                <text:p>NaN</text:p>
              </table:table-cell>
              <table:table-cell office:value-type="float" office:value="1255432">
                <text:p>1255432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629744">
                <text:p>629744</text:p>
              </table:table-cell>
              <table:table-cell office:value-type="float" office:value="NaN">
                <text:p>NaN</text:p>
              </table:table-cell>
              <table:table-cell office:value-type="float" office:value="1204224">
                <text:p>1204224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627724">
                <text:p>627724</text:p>
              </table:table-cell>
              <table:table-cell office:value-type="float" office:value="NaN">
                <text:p>NaN</text:p>
              </table:table-cell>
              <table:table-cell office:value-type="float" office:value="1253560">
                <text:p>1253560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629484">
                <text:p>629484</text:p>
              </table:table-cell>
              <table:table-cell office:value-type="float" office:value="NaN">
                <text:p>NaN</text:p>
              </table:table-cell>
              <table:table-cell office:value-type="float" office:value="1252632">
                <text:p>125263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29744">
                <text:p>629744</text:p>
              </table:table-cell>
              <table:table-cell office:value-type="float" office:value="NaN">
                <text:p>NaN</text:p>
              </table:table-cell>
              <table:table-cell office:value-type="float" office:value="1253872">
                <text:p>1253872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629172">
                <text:p>629172</text:p>
              </table:table-cell>
              <table:table-cell office:value-type="float" office:value="NaN">
                <text:p>NaN</text:p>
              </table:table-cell>
              <table:table-cell office:value-type="float" office:value="1241964">
                <text:p>1241964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600512">
                <text:p>600512</text:p>
              </table:table-cell>
              <table:table-cell office:value-type="float" office:value="NaN">
                <text:p>NaN</text:p>
              </table:table-cell>
              <table:table-cell office:value-type="float" office:value="1204580">
                <text:p>1204580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628548">
                <text:p>628548</text:p>
              </table:table-cell>
              <table:table-cell office:value-type="float" office:value="NaN">
                <text:p>NaN</text:p>
              </table:table-cell>
              <table:table-cell office:value-type="float" office:value="1251800">
                <text:p>1251800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627828">
                <text:p>627828</text:p>
              </table:table-cell>
              <table:table-cell office:value-type="float" office:value="NaN">
                <text:p>NaN</text:p>
              </table:table-cell>
              <table:table-cell office:value-type="float" office:value="1254132">
                <text:p>1254132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629172">
                <text:p>629172</text:p>
              </table:table-cell>
              <table:table-cell office:value-type="float" office:value="NaN">
                <text:p>NaN</text:p>
              </table:table-cell>
              <table:table-cell office:value-type="float" office:value="1253456">
                <text:p>1253456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629120">
                <text:p>629120</text:p>
              </table:table-cell>
              <table:table-cell office:value-type="float" office:value="NaN">
                <text:p>NaN</text:p>
              </table:table-cell>
              <table:table-cell office:value-type="float" office:value="1176548">
                <text:p>1176548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628964">
                <text:p>628964</text:p>
              </table:table-cell>
              <table:table-cell office:value-type="float" office:value="NaN">
                <text:p>NaN</text:p>
              </table:table-cell>
              <table:table-cell office:value-type="float" office:value="1253456">
                <text:p>1253456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629432">
                <text:p>629432</text:p>
              </table:table-cell>
              <table:table-cell office:value-type="float" office:value="NaN">
                <text:p>NaN</text:p>
              </table:table-cell>
              <table:table-cell office:value-type="float" office:value="1252372">
                <text:p>1252372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592960">
                <text:p>592960</text:p>
              </table:table-cell>
              <table:table-cell office:value-type="float" office:value="NaN">
                <text:p>NaN</text:p>
              </table:table-cell>
              <table:table-cell office:value-type="float" office:value="1254132">
                <text:p>125413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626936">
                <text:p>626936</text:p>
              </table:table-cell>
              <table:table-cell office:value-type="float" office:value="NaN">
                <text:p>NaN</text:p>
              </table:table-cell>
              <table:table-cell office:value-type="float" office:value="7338">
                <text:p>7338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627040">
                <text:p>6270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626884">
                <text:p>626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627664">
                <text:p>627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624708">
                <text:p>624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627560">
                <text:p>627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627196">
                <text:p>627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626676">
                <text:p>626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626316">
                <text:p>626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625332">
                <text:p>625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27196">
                <text:p>627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625896">
                <text:p>625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626572">
                <text:p>626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626364">
                <text:p>626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625592">
                <text:p>625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627508">
                <text:p>627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628080">
                <text:p>628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595432">
                <text:p>595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626416">
                <text:p>626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626312">
                <text:p>626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627820">
                <text:p>627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626936">
                <text:p>626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627508">
                <text:p>627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625800">
                <text:p>625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626936">
                <text:p>626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627872">
                <text:p>627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625900">
                <text:p>625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626832">
                <text:p>626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625124">
                <text:p>625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626676">
                <text:p>626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626884">
                <text:p>626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626468">
                <text:p>626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626988">
                <text:p>626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626728">
                <text:p>626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626008">
                <text:p>626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626728">
                <text:p>626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596920">
                <text:p>596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627196">
                <text:p>627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627716">
                <text:p>627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625748">
                <text:p>625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626728">
                <text:p>626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626156">
                <text:p>626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627404">
                <text:p>627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627144">
                <text:p>627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625332">
                <text:p>625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621608">
                <text:p>621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627404">
                <text:p>627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626832">
                <text:p>626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625540">
                <text:p>625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628080">
                <text:p>628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627300">
                <text:p>627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627248">
                <text:p>627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626728">
                <text:p>626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627248">
                <text:p>627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594600">
                <text:p>594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626780">
                <text:p>626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627456">
                <text:p>627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625124">
                <text:p>625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626884">
                <text:p>626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626156">
                <text:p>626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627092">
                <text:p>627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627196">
                <text:p>627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625540">
                <text:p>625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595588">
                <text:p>595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626468">
                <text:p>626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624396">
                <text:p>624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627404">
                <text:p>627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627456">
                <text:p>627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627092">
                <text:p>627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627196">
                <text:p>627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625324">
                <text:p>625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625332">
                <text:p>625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627248">
                <text:p>627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591036">
                <text:p>591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624968">
                <text:p>624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626208">
                <text:p>626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627144">
                <text:p>627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627404">
                <text:p>627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627144">
                <text:p>627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625852">
                <text:p>625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626936">
                <text:p>626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626728">
                <text:p>626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594548">
                <text:p>594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627508">
                <text:p>627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627508">
                <text:p>627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625020">
                <text:p>625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627040">
                <text:p>627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9687">
                <text:p>9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657cm" svg:y="0.316cm" chart:style-name="ch2">
          <text:p>Controle de banda sem limites (min e max)</text:p>
        </chart:title>
        <chart:legend chart:legend-position="end" svg:x="12.321cm" svg:y="3.952cm" style:legend-expansion="high" chart:style-name="ch3"/>
        <chart:plot-area chart:style-name="ch4" table:cell-range-address="teste5.A1:teste5.C59" chart:data-source-has-labels="both" svg:x="1.331cm" svg:y="1.275cm" svg:width="10.67cm" svg:height="6.564cm">
          <chartooo:coordinate-region svg:x="2.878cm" svg:y="1.474cm" svg:width="9.123cm" svg:height="5.573cm"/>
          <chart:axis chart:dimension="x" chart:name="primary-x" chart:style-name="ch5" chartooo:axis-type="auto">
            <chartooo:date-scale/>
            <chart:title svg:x="6.106cm" svg:y="8.019cm" chart:style-name="ch6">
              <text:p>Tempo</text:p>
            </chart:title>
            <chart:categories table:cell-range-address="teste5.A2:teste5.A59"/>
          </chart:axis>
          <chart:axis chart:dimension="y" chart:name="primary-y" chart:style-name="ch5">
            <chart:title svg:x="0.451cm" svg:y="5.686cm" chart:style-name="ch7">
              <text:p>Bytes/segundo</text:p>
            </chart:title>
            <chart:grid chart:style-name="ch8" chart:class="major"/>
          </chart:axis>
          <chart:series chart:style-name="ch9" chart:values-cell-range-address="teste5.B2:teste5.B59" chart:label-cell-address="teste5.B1:teste5.B1" chart:class="chart:line">
            <chart:data-point chart:repeated="58"/>
          </chart:series>
          <chart:series chart:style-name="ch10" chart:values-cell-range-address="teste5.C2:teste5.C59" chart:label-cell-address="teste5.C1:teste5.C1" chart:class="chart:line">
            <chart:data-point chart:repeated="5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CP/8081</text:p>
                <draw:g>
                  <svg:desc>teste5.B1:teste5.B1</svg:desc>
                </draw:g>
              </table:table-cell>
              <table:table-cell office:value-type="string">
                <text:p>TCP/8080</text:p>
                <draw:g>
                  <svg:desc>teste5.C1:teste5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teste5.A2:teste5.A59</svg:desc>
                </draw:g>
              </table:table-cell>
              <table:table-cell office:value-type="float" office:value="0">
                <text:p>0</text:p>
                <draw:g>
                  <svg:desc>teste5.B2:teste5.B59</svg:desc>
                </draw:g>
              </table:table-cell>
              <table:table-cell office:value-type="float" office:value="0">
                <text:p>0</text:p>
                <draw:g>
                  <svg:desc>teste5.C2:teste5.C5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371876">
                <text:p>2371876</text:p>
              </table:table-cell>
              <table:table-cell office:value-type="float" office:value="215629">
                <text:p>21562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425684">
                <text:p>4425684</text:p>
              </table:table-cell>
              <table:table-cell office:value-type="float" office:value="4656228">
                <text:p>465622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907729">
                <text:p>4907729</text:p>
              </table:table-cell>
              <table:table-cell office:value-type="float" office:value="4617084">
                <text:p>461708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177060">
                <text:p>1177060</text:p>
              </table:table-cell>
              <table:table-cell office:value-type="float" office:value="4183300">
                <text:p>418330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951124">
                <text:p>1951124</text:p>
              </table:table-cell>
              <table:table-cell office:value-type="float" office:value="5327136">
                <text:p>532713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879400">
                <text:p>1879400</text:p>
              </table:table-cell>
              <table:table-cell office:value-type="float" office:value="3309080">
                <text:p>330908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76472">
                <text:p>876472</text:p>
              </table:table-cell>
              <table:table-cell office:value-type="float" office:value="4266220">
                <text:p>426622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774456">
                <text:p>2774456</text:p>
              </table:table-cell>
              <table:table-cell office:value-type="float" office:value="4837080">
                <text:p>483708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559380">
                <text:p>1559380</text:p>
              </table:table-cell>
              <table:table-cell office:value-type="float" office:value="3622496">
                <text:p>362249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670340">
                <text:p>1670340</text:p>
              </table:table-cell>
              <table:table-cell office:value-type="float" office:value="5108340">
                <text:p>510834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258196">
                <text:p>2258196</text:p>
              </table:table-cell>
              <table:table-cell office:value-type="float" office:value="3741476">
                <text:p>374147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844616">
                <text:p>844616</text:p>
              </table:table-cell>
              <table:table-cell office:value-type="float" office:value="3925452">
                <text:p>392545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714536">
                <text:p>2714536</text:p>
              </table:table-cell>
              <table:table-cell office:value-type="float" office:value="5132640">
                <text:p>513264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915876">
                <text:p>1915876</text:p>
              </table:table-cell>
              <table:table-cell office:value-type="float" office:value="3417900">
                <text:p>341790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330700">
                <text:p>1330700</text:p>
              </table:table-cell>
              <table:table-cell office:value-type="float" office:value="4755572">
                <text:p>475557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528992">
                <text:p>2528992</text:p>
              </table:table-cell>
              <table:table-cell office:value-type="float" office:value="4201456">
                <text:p>420145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996184">
                <text:p>996184</text:p>
              </table:table-cell>
              <table:table-cell office:value-type="float" office:value="4167316">
                <text:p>416731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326032">
                <text:p>2326032</text:p>
              </table:table-cell>
              <table:table-cell office:value-type="float" office:value="5350572">
                <text:p>535057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00676">
                <text:p>1900676</text:p>
              </table:table-cell>
              <table:table-cell office:value-type="float" office:value="3391368">
                <text:p>339136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36268">
                <text:p>1036268</text:p>
              </table:table-cell>
              <table:table-cell office:value-type="float" office:value="3980004">
                <text:p>398000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752324">
                <text:p>2752324</text:p>
              </table:table-cell>
              <table:table-cell office:value-type="float" office:value="455356">
                <text:p>45535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824312">
                <text:p>1824312</text:p>
              </table:table-cell>
              <table:table-cell office:value-type="float" office:value="4655192">
                <text:p>465519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4263084">
                <text:p>4263084</text:p>
              </table:table-cell>
              <table:table-cell office:value-type="float" office:value="3842428">
                <text:p>384242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820904">
                <text:p>1820904</text:p>
              </table:table-cell>
              <table:table-cell office:value-type="float" office:value="5303272">
                <text:p>530327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879936">
                <text:p>1879936</text:p>
              </table:table-cell>
              <table:table-cell office:value-type="float" office:value="3774824">
                <text:p>377482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891792">
                <text:p>891792</text:p>
              </table:table-cell>
              <table:table-cell office:value-type="float" office:value="3822680">
                <text:p>382268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499892">
                <text:p>2499892</text:p>
              </table:table-cell>
              <table:table-cell office:value-type="float" office:value="4832528">
                <text:p>483252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810876">
                <text:p>1810876</text:p>
              </table:table-cell>
              <table:table-cell office:value-type="float" office:value="856178">
                <text:p>85617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665420">
                <text:p>1665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124840">
                <text:p>41248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5125136">
                <text:p>5125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663224">
                <text:p>3663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4778732">
                <text:p>47787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5747316">
                <text:p>5747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05672">
                <text:p>3505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857412">
                <text:p>3857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112334">
                <text:p>3112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4516056">
                <text:p>4516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2686264">
                <text:p>2686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581120">
                <text:p>4581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2812172">
                <text:p>2812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4117752">
                <text:p>4117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3210320">
                <text:p>32103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3986350">
                <text:p>39863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3293896">
                <text:p>3293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3391332">
                <text:p>3391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4416496">
                <text:p>4416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2734324">
                <text:p>2734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4797944">
                <text:p>4797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139980">
                <text:p>21399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4984280">
                <text:p>49842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2237380">
                <text:p>2237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4518908">
                <text:p>4518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2554364">
                <text:p>2554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4472028">
                <text:p>4472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2790748">
                <text:p>27907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498cm" svg:y="0.316cm" chart:style-name="ch2">
          <text:p>Controle de banda sem limite e usando burst</text:p>
        </chart:title>
        <chart:legend chart:legend-position="end" svg:x="12.321cm" svg:y="3.952cm" style:legend-expansion="high" chart:style-name="ch3"/>
        <chart:plot-area chart:style-name="ch4" table:cell-range-address="teste6.A1:teste6.C46" chart:data-source-has-labels="both" svg:x="1.331cm" svg:y="1.275cm" svg:width="10.67cm" svg:height="6.564cm">
          <chartooo:coordinate-region svg:x="2.878cm" svg:y="1.474cm" svg:width="9.123cm" svg:height="5.573cm"/>
          <chart:axis chart:dimension="x" chart:name="primary-x" chart:style-name="ch5" chartooo:axis-type="auto">
            <chartooo:date-scale/>
            <chart:title svg:x="6.106cm" svg:y="8.019cm" chart:style-name="ch6">
              <text:p>Tempo</text:p>
            </chart:title>
            <chart:categories table:cell-range-address="teste6.A2:teste6.A46"/>
          </chart:axis>
          <chart:axis chart:dimension="y" chart:name="primary-y" chart:style-name="ch5">
            <chart:title svg:x="0.451cm" svg:y="5.686cm" chart:style-name="ch7">
              <text:p>Bytes/segundo</text:p>
            </chart:title>
            <chart:grid chart:style-name="ch8" chart:class="major"/>
          </chart:axis>
          <chart:series chart:style-name="ch9" chart:values-cell-range-address="teste6.B2:teste6.B46" chart:label-cell-address="teste6.B1:teste6.B1" chart:class="chart:line">
            <chart:data-point chart:repeated="45"/>
          </chart:series>
          <chart:series chart:style-name="ch10" chart:values-cell-range-address="teste6.C2:teste6.C46" chart:label-cell-address="teste6.C1:teste6.C1" chart:class="chart:line">
            <chart:data-point chart:repeated="4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CP/8081</text:p>
                <draw:g>
                  <svg:desc>teste6.B1:teste6.B1</svg:desc>
                </draw:g>
              </table:table-cell>
              <table:table-cell office:value-type="string">
                <text:p>TCP/8080</text:p>
                <draw:g>
                  <svg:desc>teste6.C1:teste6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teste6.A2:teste6.A46</svg:desc>
                </draw:g>
              </table:table-cell>
              <table:table-cell office:value-type="float" office:value="0">
                <text:p>0</text:p>
                <draw:g>
                  <svg:desc>teste6.B2:teste6.B46</svg:desc>
                </draw:g>
              </table:table-cell>
              <table:table-cell office:value-type="float" office:value="0">
                <text:p>0</text:p>
                <draw:g>
                  <svg:desc>teste6.C2:teste6.C4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01709">
                <text:p>301709</text:p>
              </table:table-cell>
              <table:table-cell office:value-type="float" office:value="4727325">
                <text:p>472732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584996">
                <text:p>2584996</text:p>
              </table:table-cell>
              <table:table-cell office:value-type="float" office:value="3242320">
                <text:p>324232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56952">
                <text:p>3356952</text:p>
              </table:table-cell>
              <table:table-cell office:value-type="float" office:value="2923348">
                <text:p>292334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816924">
                <text:p>2816924</text:p>
              </table:table-cell>
              <table:table-cell office:value-type="float" office:value="3130440">
                <text:p>313044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906740">
                <text:p>2906740</text:p>
              </table:table-cell>
              <table:table-cell office:value-type="float" office:value="3258596">
                <text:p>325859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396308">
                <text:p>3396308</text:p>
              </table:table-cell>
              <table:table-cell office:value-type="float" office:value="2780868">
                <text:p>278086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518332">
                <text:p>2518332</text:p>
              </table:table-cell>
              <table:table-cell office:value-type="float" office:value="3515772">
                <text:p>351577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512224">
                <text:p>3512224</text:p>
              </table:table-cell>
              <table:table-cell office:value-type="float" office:value="2528684">
                <text:p>252868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795736">
                <text:p>2795736</text:p>
              </table:table-cell>
              <table:table-cell office:value-type="float" office:value="3026908">
                <text:p>302690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580620">
                <text:p>2580620</text:p>
              </table:table-cell>
              <table:table-cell office:value-type="float" office:value="3501420">
                <text:p>350142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280652">
                <text:p>3280652</text:p>
              </table:table-cell>
              <table:table-cell office:value-type="float" office:value="2562488">
                <text:p>256248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375756">
                <text:p>1375756</text:p>
              </table:table-cell>
              <table:table-cell office:value-type="float" office:value="3749752">
                <text:p>374975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969152">
                <text:p>1969152</text:p>
              </table:table-cell>
              <table:table-cell office:value-type="float" office:value="3791012">
                <text:p>379101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865800">
                <text:p>1865800</text:p>
              </table:table-cell>
              <table:table-cell office:value-type="float" office:value="4088340">
                <text:p>408834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111676">
                <text:p>1111676</text:p>
              </table:table-cell>
              <table:table-cell office:value-type="float" office:value="5232696">
                <text:p>523269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069864">
                <text:p>2069864</text:p>
              </table:table-cell>
              <table:table-cell office:value-type="float" office:value="2934704">
                <text:p>293470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809900">
                <text:p>809900</text:p>
              </table:table-cell>
              <table:table-cell office:value-type="float" office:value="5263152">
                <text:p>526315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577856">
                <text:p>2577856</text:p>
              </table:table-cell>
              <table:table-cell office:value-type="float" office:value="3376112">
                <text:p>337611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750448">
                <text:p>1750448</text:p>
              </table:table-cell>
              <table:table-cell office:value-type="float" office:value="4273876">
                <text:p>427387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64456">
                <text:p>1064456</text:p>
              </table:table-cell>
              <table:table-cell office:value-type="float" office:value="4399732">
                <text:p>439973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261652">
                <text:p>2261652</text:p>
              </table:table-cell>
              <table:table-cell office:value-type="float" office:value="3215380">
                <text:p>321538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073240">
                <text:p>1073240</text:p>
              </table:table-cell>
              <table:table-cell office:value-type="float" office:value="5244436">
                <text:p>524443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487612">
                <text:p>2487612</text:p>
              </table:table-cell>
              <table:table-cell office:value-type="float" office:value="3336700">
                <text:p>333670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939368">
                <text:p>939368</text:p>
              </table:table-cell>
              <table:table-cell office:value-type="float" office:value="4406960">
                <text:p>440696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315200">
                <text:p>2315200</text:p>
              </table:table-cell>
              <table:table-cell office:value-type="float" office:value="3658796">
                <text:p>365879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690648">
                <text:p>1690648</text:p>
              </table:table-cell>
              <table:table-cell office:value-type="float" office:value="4246852">
                <text:p>424685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530708">
                <text:p>1530708</text:p>
              </table:table-cell>
              <table:table-cell office:value-type="float" office:value="4395484">
                <text:p>439548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869676">
                <text:p>1869676</text:p>
              </table:table-cell>
              <table:table-cell office:value-type="float" office:value="3197756">
                <text:p>319775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254392">
                <text:p>1254392</text:p>
              </table:table-cell>
              <table:table-cell office:value-type="float" office:value="5056184">
                <text:p>505618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486484">
                <text:p>3486484</text:p>
              </table:table-cell>
              <table:table-cell office:value-type="float" office:value="801754">
                <text:p>80175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606582">
                <text:p>2606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4971812">
                <text:p>49718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2435144">
                <text:p>2435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4815752">
                <text:p>4815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2255900">
                <text:p>2255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4894904">
                <text:p>4894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2358220">
                <text:p>23582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4900584">
                <text:p>49005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2484176">
                <text:p>2484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924836">
                <text:p>49248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2722052">
                <text:p>27220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4250948">
                <text:p>42509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2705676">
                <text:p>2705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